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text-properties fo:language="es" fo:country="CL"/>
    </style:style>
    <style:style style:name="P3" style:family="paragraph" style:parent-style-name="Text_20_body">
      <style:paragraph-properties fo:text-align="justify" style:justify-single-word="false"/>
      <style:text-properties fo:language="es" fo:country="ES" fo:font-weight="normal" style:font-weight-asian="normal" style:font-weight-complex="normal"/>
    </style:style>
    <style:style style:name="P4" style:family="paragraph" style:parent-style-name="Text_20_body">
      <style:paragraph-properties fo:text-align="justify" style:justify-single-word="false"/>
      <style:text-properties style:font-name="Arial"/>
    </style:style>
    <style:style style:name="P5" style:family="paragraph" style:parent-style-name="Text_20_body">
      <style:paragraph-properties fo:text-align="justify" style:justify-single-word="false"/>
      <style:text-properties style:font-name="Arial" fo:language="es" fo:country="ES"/>
    </style:style>
    <style:style style:name="P6"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language="es" fo:country="CL" fo:font-style="italic" style:text-underline-style="none" fo:font-weight="normal" style:text-blinking="false" fo:background-color="transparent"/>
    </style:style>
    <style:style style:name="P7"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language="es" fo:country="CL" fo:font-style="normal" style:text-underline-style="none" fo:font-weight="normal" style:text-blinking="false" fo:background-color="transparent"/>
    </style:style>
    <style:style style:name="P8"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weight-asian="normal" style:font-weight-complex="normal"/>
    </style:style>
    <style:style style:name="P9"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style>
    <style:style style:name="P10" style:family="paragraph" style:parent-style-name="Text_20_body">
      <style:paragraph-properties fo:margin-top="0cm" fo:margin-bottom="0cm" fo:line-height="138%" fo:text-align="justify" style:justify-single-word="false" style:writing-mode="lr-tb"/>
      <style:text-properties fo:font-variant="normal" fo:text-transform="none" style:use-window-font-color="true" style:text-line-through-style="none" style:font-name="Arial1" fo:font-size="11pt" fo:language="es" fo:country="ES" fo:font-style="italic" style:text-underline-style="none" fo:font-weight="normal" style:text-blinking="false" fo:background-color="transparent" style:font-weight-asian="normal" style:font-weight-complex="normal"/>
    </style:style>
    <style:style style:name="P11" style:family="paragraph" style:parent-style-name="Text_20_body">
      <style:paragraph-properties fo:margin-top="0cm" fo:margin-bottom="0cm" fo:line-height="138%" fo:text-align="justify" style:justify-single-word="false" style:writing-mode="lr-tb"/>
      <style:text-properties fo:language="es" fo:country="CL" fo:font-weight="normal"/>
    </style:style>
    <style:style style:name="P12"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CL" fo:font-style="normal" style:text-underline-style="none" fo:font-weight="normal" style:text-blinking="false" fo:background-color="transparent"/>
    </style:style>
    <style:style style:name="P13"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CL" fo:font-style="normal" style:text-underline-style="none" fo:font-weight="normal" style:text-blinking="false" fo:background-color="transparent" style:font-weight-asian="normal" style:font-weight-complex="normal"/>
    </style:style>
    <style:style style:name="P14"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weight-asian="normal" style:font-weight-complex="normal"/>
    </style:style>
    <style:style style:name="P15"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language-asian="zxx" style:country-asian="none" style:font-weight-asian="normal" style:language-complex="zxx" style:country-complex="none" style:font-weight-complex="normal"/>
    </style:style>
    <style:style style:name="P16"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language-asian="zxx" style:country-asian="none" style:font-style-asian="normal" style:font-weight-asian="normal" style:language-complex="zxx" style:country-complex="none" style:font-style-complex="normal" style:font-weight-complex="normal"/>
    </style:style>
    <style:style style:name="P17"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style-asian="normal" style:font-weight-asian="normal" style:font-style-complex="normal" style:font-weight-complex="normal"/>
    </style:style>
    <style:style style:name="P18" style:family="paragraph" style:parent-style-name="Text_20_body">
      <style:paragraph-properties fo:margin-top="0cm" fo:margin-bottom="0cm" fo:line-height="138%" fo:text-align="justify" style:justify-single-word="false" fo:background-color="transparent" style:writing-mode="lr-tb">
        <style:background-image/>
      </style:paragraph-properties>
    </style:style>
    <style:style style:name="P19" style:family="paragraph" style:parent-style-name="Heading_20_3">
      <style:paragraph-properties fo:margin-top="0.564cm" fo:margin-bottom="0.141cm" fo:line-height="138%" fo:text-align="justify" style:justify-single-word="false" style:writing-mode="lr-tb"/>
      <style:text-properties fo:font-variant="normal" fo:text-transform="none" fo:color="#434343" style:text-line-through-style="none" style:font-name="Arial1" fo:font-size="14pt" fo:language="es" fo:country="CL" fo:font-style="normal" style:text-underline-style="none" fo:font-weight="normal" style:text-blinking="false" fo:background-color="transparent"/>
    </style:style>
    <style:style style:name="P20" style:family="paragraph" style:parent-style-name="Heading_20_3">
      <style:paragraph-properties fo:margin-top="0.564cm" fo:margin-bottom="0.141cm" fo:line-height="138%" fo:text-align="justify" style:justify-single-word="false" fo:break-before="page" style:writing-mode="lr-tb"/>
      <style:text-properties fo:font-variant="normal" fo:text-transform="none" fo:color="#434343" style:text-line-through-style="none" style:font-name="Arial1" fo:font-size="14pt" fo:language="es" fo:country="CL" fo:font-style="normal" style:text-underline-style="none" fo:font-weight="normal" style:text-blinking="false" fo:background-color="transparent"/>
    </style:style>
    <style:style style:name="P21" style:family="paragraph" style:parent-style-name="Heading_20_3">
      <style:paragraph-properties fo:margin-top="0.564cm" fo:margin-bottom="0.141cm" fo:line-height="138%" fo:text-align="justify" style:justify-single-word="false" fo:break-before="page" fo:background-color="transparent" style:writing-mode="lr-tb">
        <style:background-image/>
      </style:paragraph-properties>
      <style:text-properties fo:font-variant="normal" fo:text-transform="none" fo:color="#434343" style:text-line-through-style="none" style:font-name="Arial1" fo:font-size="14pt" fo:language="es" fo:country="CL" fo:font-style="normal" style:text-underline-style="none" fo:font-weight="normal" style:text-blinking="false" fo:background-color="transparent"/>
    </style:style>
    <style:style style:name="P22" style:family="paragraph" style:parent-style-name="Heading_20_2">
      <style:paragraph-properties fo:margin-top="0.635cm" fo:margin-bottom="0.212cm" fo:line-height="138%" fo:text-align="justify" style:justify-single-word="false" style:writing-mode="lr-tb"/>
      <style:text-properties fo:font-variant="normal" fo:text-transform="none" fo:color="#000000" style:text-line-through-style="none" style:font-name="Arial1" fo:font-size="16pt" fo:language="es" fo:country="CL" fo:font-style="normal" style:text-underline-style="none" fo:font-weight="normal" style:text-blinking="false" fo:background-color="transparent"/>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fo:language="es" fo:country="ES"/>
    </style:style>
    <style:style style:name="P25" style:family="paragraph" style:parent-style-name="Heading_20_1">
      <style:paragraph-properties fo:break-before="page"/>
    </style:style>
    <style:style style:name="P26" style:family="paragraph" style:parent-style-name="Heading_20_1">
      <style:paragraph-properties fo:text-align="justify" style:justify-single-word="false"/>
      <style:text-properties fo:font-variant="normal" fo:text-transform="none" fo:color="#000000" style:text-line-through-style="none" style:font-name="Arial1" fo:font-size="20pt" fo:language="es" fo:country="CL" fo:font-style="normal" style:text-underline-style="none" fo:font-weight="normal" style:text-blinking="false" fo:background-color="transparent"/>
    </style:style>
    <style:style style:name="P27" style:family="paragraph" style:parent-style-name="Heading_20_2">
      <style:text-properties fo:language="es" fo:country="ES"/>
    </style:style>
    <style:style style:name="P28" style:family="paragraph" style:parent-style-name="Heading_20_2">
      <style:text-properties fo:font-variant="normal" fo:text-transform="none" fo:color="#000000" style:text-line-through-style="none" style:font-name="Times New Roman" fo:font-size="18pt" fo:language="es" fo:country="ES" fo:font-style="normal" style:text-underline-style="none" fo:font-weight="bold" style:text-blinking="false" fo:background-color="transparent" style:font-size-asian="18pt" style:font-style-asian="normal" style:font-weight-asian="bold" style:font-size-complex="18pt" style:font-style-complex="normal" style:font-weight-complex="bold"/>
    </style:style>
    <style:style style:name="P29" style:family="paragraph" style:parent-style-name="Heading_20_3">
      <style:text-properties fo:language="es" fo:country="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Heading_20_1">
      <style:paragraph-properties fo:break-before="page"/>
      <style:text-properties fo:language="es" fo:country="ES"/>
    </style:style>
    <style:style style:name="P34" style:family="paragraph" style:parent-style-name="Heading_20_3">
      <style:text-properties fo:language="es" fo:country="ES"/>
    </style:style>
    <style:style style:name="P35" style:family="paragraph" style:parent-style-name="Heading_20_2">
      <style:text-properties fo:language="es" fo:country="ES"/>
    </style:style>
    <style:style style:name="P36" style:family="paragraph" style:parent-style-name="Heading_20_2">
      <style:paragraph-properties fo:break-before="page"/>
      <style:text-properties fo:language="es" fo:country="ES"/>
    </style:style>
    <style:style style:name="P37" style:family="paragraph" style:parent-style-name="Text_20_body">
      <style:paragraph-properties fo:text-align="justify" style:justify-single-word="false"/>
      <style:text-properties fo:language="es" fo:country="ES" fo:font-weight="normal" style:font-weight-asian="normal" style:font-weight-complex="normal"/>
    </style:style>
    <style:style style:name="P38" style:family="paragraph" style:parent-style-name="Text_20_body" style:list-style-name="L1">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CL" fo:font-style="normal" style:text-underline-style="none" fo:font-weight="normal" style:text-blinking="false" fo:background-color="transparent"/>
    </style:style>
    <style:style style:name="P39" style:family="paragraph" style:parent-style-name="Text_20_body" style:list-style-name="L2">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CL" fo:font-style="normal" style:text-underline-style="none" fo:font-weight="normal" style:text-blinking="false" fo:background-color="transparent"/>
    </style:style>
    <style:style style:name="P40"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weight-asian="normal" style:font-weight-complex="normal"/>
    </style:style>
    <style:style style:name="P41" style:family="paragraph" style:parent-style-name="Text_20_body" style:list-style-name="L1">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weight-asian="normal" style:font-weight-complex="normal"/>
    </style:style>
    <style:style style:name="P42" style:family="paragraph" style:parent-style-name="Text_20_body" style:list-style-name="L3">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weight-asian="normal" style:font-weight-complex="normal"/>
    </style:style>
    <style:style style:name="P43" style:family="paragraph" style:parent-style-name="Text_20_body" style:list-style-name="L4">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weight-asian="normal" style:font-weight-complex="normal"/>
    </style:style>
    <style:style style:name="P44" style:family="paragraph" style:parent-style-name="Text_20_body" style:list-style-name="L5">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weight-asian="normal" style:font-weight-complex="normal"/>
    </style:style>
    <style:style style:name="P45" style:family="paragraph" style:parent-style-name="Text_20_body" style:list-style-name="L6">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weight-asian="normal" style:font-weight-complex="normal"/>
    </style:style>
    <style:style style:name="P46" style:family="paragraph" style:parent-style-name="Text_20_body" style:list-style-name="L2">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weight-asian="normal" style:font-weight-complex="normal"/>
    </style:style>
    <style:style style:name="P47"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language-asian="zxx" style:country-asian="none" style:font-weight-asian="normal" style:language-complex="zxx" style:country-complex="none" style:font-weight-complex="normal"/>
    </style:style>
    <style:style style:name="P48"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solid" style:text-underline-width="auto" style:text-underline-color="font-color" fo:font-weight="normal" style:text-blinking="false" fo:background-color="transparent" style:font-weight-asian="normal" style:font-weight-complex="normal"/>
    </style:style>
    <style:style style:name="P49" style:family="paragraph" style:parent-style-name="Text_20_body">
      <style:paragraph-properties fo:margin-top="0cm" fo:margin-bottom="0cm" fo:line-height="138%" fo:text-align="justify" style:justify-single-word="false" fo:background-color="transparent" style:writing-mode="lr-tb">
        <style:background-image/>
      </style:paragraph-properties>
    </style:style>
    <style:style style:name="P50"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language="es" fo:country="ES" fo:font-weight="bold" style:font-weight-asian="bold" style:font-weight-complex="bold"/>
    </style:style>
    <style:style style:name="P51"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language="es" fo:country="ES"/>
    </style:style>
    <style:style style:name="P52" style:family="paragraph" style:parent-style-name="Text_20_body">
      <style:paragraph-properties fo:margin-top="0cm" fo:margin-bottom="0cm" fo:line-height="138%" fo:text-align="justify" style:justify-single-word="false" style:writing-mode="lr-tb"/>
      <style:text-properties fo:language="es" fo:country="ES" fo:font-weight="normal"/>
    </style:style>
    <style:style style:name="P53" style:family="paragraph" style:parent-style-name="Text_20_body">
      <style:paragraph-properties fo:margin-top="0cm" fo:margin-bottom="0cm" fo:line-height="138%" fo:text-align="justify" style:justify-single-word="false" style:writing-mode="lr-tb"/>
      <style:text-properties fo:font-variant="normal" fo:text-transform="none" style:use-window-font-color="true" style:text-line-through-style="none" style:font-name="Arial1" fo:font-size="11pt" fo:language="es" fo:country="ES" fo:font-style="italic" style:text-underline-style="none" fo:font-weight="normal" style:text-blinking="false" fo:background-color="transparent" style:font-weight-asian="normal" style:font-weight-complex="normal"/>
    </style:style>
    <style:style style:name="P54"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weight-asian="normal" style:font-weight-complex="normal"/>
    </style:style>
    <style:style style:name="P55"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style>
    <style:style style:name="P56"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language="es" fo:country="ES" fo:font-style="normal" style:text-underline-style="none" fo:font-weight="bold" style:text-blinking="false" fo:background-color="transparent"/>
    </style:style>
    <style:style style:name="T1" style:family="text">
      <style:text-properties fo:font-variant="normal" fo:text-transform="none" fo:color="#000000" style:text-line-through-style="none" style:font-name="Arial1" fo:font-size="11pt" fo:font-style="italic" style:text-underline-style="none" style:text-blinking="false" fo:background-color="transparent"/>
    </style:style>
    <style:style style:name="T2" style:family="text">
      <style:text-properties fo:font-variant="normal" fo:text-transform="none" fo:color="#000000" style:text-line-through-style="none" style:font-name="Arial1" fo:font-size="11pt" fo:language="es" fo:country="CL" fo:font-style="normal" style:text-underline-style="none" fo:font-weight="normal" style:text-blinking="false" fo:background-color="transparent" style:font-weight-asian="normal" style:font-weight-complex="normal"/>
    </style:style>
    <style:style style:name="T3" style:family="text">
      <style:text-properties fo:font-variant="normal" fo:text-transform="none" fo:color="#000000" style:text-line-through-style="none" style:font-name="Arial1" fo:font-size="11pt" fo:language="es" fo:country="CL" fo:font-style="normal" style:text-underline-style="none" style:text-blinking="false" fo:background-color="transparent"/>
    </style:style>
    <style:style style:name="T4" style:family="text">
      <style:text-properties fo:font-variant="normal" fo:text-transform="none" fo:color="#000000" style:text-line-through-style="none" style:font-name="Arial1" fo:font-size="11pt" fo:language="es" fo:country="CL" fo:font-style="normal" style:text-underline-style="solid" style:text-underline-width="auto" style:text-underline-color="font-color" fo:font-weight="normal" style:text-blinking="false" fo:background-color="transparent" style:font-weight-asian="normal" style:font-weight-complex="normal"/>
    </style:style>
    <style:style style:name="T5" style:family="text">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language-asian="zxx" style:country-asian="none" style:font-weight-asian="normal" style:language-complex="zxx" style:country-complex="none" style:font-weight-complex="normal"/>
    </style:style>
    <style:style style:name="T6" style:family="text">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language-asian="zxx" style:country-asian="none" style:font-style-asian="normal" style:font-weight-asian="normal" style:language-complex="zxx" style:country-complex="none" style:font-style-complex="normal" style:font-weight-complex="normal"/>
    </style:style>
    <style:style style:name="T7" style:family="text">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T8" style:family="text">
      <style:text-properties fo:font-variant="normal" fo:text-transform="none" fo:color="#000000" style:text-line-through-style="none" style:font-name="Arial1" fo:font-size="11pt" fo:font-style="normal" style:text-underline-style="none" fo:font-weight="bold" style:text-blinking="false" fo:background-color="transparent" style:font-weight-asian="bold" style:font-weight-complex="bold"/>
    </style:style>
    <style:style style:name="T9" style:family="text">
      <style:text-properties fo:font-variant="normal" fo:text-transform="none" fo:color="#000000" style:text-line-through-style="none" style:font-name="Arial1" fo:font-size="11pt" fo:font-style="normal" style:text-underline-style="none" style:text-blinking="false" fo:background-color="transparent"/>
    </style:style>
    <style:style style:name="T10" style:family="text">
      <style:text-properties fo:font-variant="normal" fo:text-transform="none" fo:color="#000000" style:text-line-through-style="none" style:font-name="Arial1" fo:font-size="11pt" fo:font-style="normal" style:text-underline-style="solid" style:text-underline-width="auto" style:text-underline-color="font-color" fo:font-weight="normal" style:text-blinking="false" fo:background-color="transparent" style:font-weight-asian="normal" style:font-weight-complex="normal"/>
    </style:style>
    <style:style style:name="T11" style:family="text">
      <style:text-properties fo:font-variant="normal" fo:text-transform="none" fo:color="#4a86e8" style:text-line-through-style="none" style:font-name="Arial1" fo:font-size="11pt" fo:font-style="italic" style:text-underline-style="none" fo:font-weight="bold" style:text-blinking="false" fo:background-color="transparent"/>
    </style:style>
    <style:style style:name="T12" style:family="text">
      <style:text-properties fo:font-size="16pt"/>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style:font-style-asian="normal" style:font-style-complex="normal"/>
    </style:style>
    <style:style style:name="T16" style:family="text">
      <style:text-properties fo:language="es" fo:country="CL"/>
    </style:style>
    <style:style style:name="T17"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2">Enano<text:tab/>4</text:p>
          <text:p text:style-name="P31">Descripción General<text:tab/>4</text:p>
          <text:p text:style-name="P31">Datos Técnicos<text:tab/>5</text:p>
          <text:p text:style-name="P31">Descripción Física<text:tab/>5</text:p>
          <text:p text:style-name="P31">Sociedad<text:tab/>5</text:p>
          <text:p text:style-name="P31">Alineamiento y Religión<text:tab/>6</text:p>
          <text:p text:style-name="P31">Nombres<text:tab/>6</text:p>
          <text:p text:style-name="P30">Ejemplos<text:tab/>6</text:p>
          <text:p text:style-name="P31">Herencias Enanas<text:tab/>6</text:p>
          <text:p text:style-name="P30">Enano de sangre ancestral<text:tab/>6</text:p>
          <text:p text:style-name="P30">Enano celador de la muerte<text:tab/>6</text:p>
          <text:p text:style-name="P30">Enano de la forja<text:tab/>7</text:p>
          <text:p text:style-name="P30">Enano de la roca<text:tab/>7</text:p>
          <text:p text:style-name="P30">Enano de sangre fuerte<text:tab/>7</text:p>
          <text:p text:style-name="P31">Aventureros Enanos<text:tab/>7</text:p>
          <text:p text:style-name="P32">Elfo<text:tab/>8</text:p>
          <text:p text:style-name="P31">Descripción General<text:tab/>8</text:p>
          <text:p text:style-name="P31">Datos Técnicos<text:tab/>9</text:p>
          <text:p text:style-name="P31">Descripción Física<text:tab/>9</text:p>
          <text:p text:style-name="P31">Sociedad<text:tab/>9</text:p>
          <text:p text:style-name="P31">Alineamiento y Religión<text:tab/>10</text:p>
          <text:p text:style-name="P31">Nombres<text:tab/>10</text:p>
          <text:p text:style-name="P30">Ejemplos<text:tab/>10</text:p>
          <text:p text:style-name="P31">Herencias Élficas<text:tab/>10</text:p>
          <text:p text:style-name="P30">Elfo Ártico<text:tab/>10</text:p>
          <text:p text:style-name="P30">Elfo de Caverna<text:tab/>11</text:p>
          <text:p text:style-name="P30">Elfo Vidente<text:tab/>11</text:p>
          <text:p text:style-name="P30">Elfo de Susurros<text:tab/>11</text:p>
          <text:p text:style-name="P30">Elfo del Bosque<text:tab/>11</text:p>
          <text:p text:style-name="P31">Aventureros Elfos<text:tab/>11</text:p>
          <text:p text:style-name="P32">Gnomo<text:tab/>12</text:p>
          <text:p text:style-name="P31">Descripción General<text:tab/>12</text:p>
          <text:p text:style-name="P31">Datos Técnicos<text:tab/>13</text:p>
          <text:p text:style-name="P31">Descripción Física<text:tab/>13</text:p>
          <text:p text:style-name="P31">Sociedad<text:tab/>13</text:p>
          <text:p text:style-name="P31">Alineamiento y Religión<text:tab/>14</text:p>
          <text:p text:style-name="P31">Nombres<text:tab/>14</text:p>
          <text:p text:style-name="P30">Ejemplos<text:tab/>14</text:p>
          <text:p text:style-name="P31">Herencias Gnomo<text:tab/>14</text:p>
          <text:p text:style-name="P30">Gnomo Camaleón<text:tab/>14</text:p>
          <text:p text:style-name="P30">Gnomo Tocado por las Hadas<text:tab/>14</text:p>
          <text:p text:style-name="P30">Gnomo Sensible<text:tab/>15</text:p>
          <text:p text:style-name="P30">Gnomo Umbral<text:tab/>15</text:p>
          <text:p text:style-name="P30">Gnomo Manantial<text:tab/>15</text:p>
          <text:p text:style-name="P31">Aventureros Gnomo<text:tab/>15</text:p>
          <text:p text:style-name="P32">Goblin<text:tab/>16</text:p>
          <text:p text:style-name="P31">Descripción General<text:tab/>16</text:p>
          <text:p text:style-name="P31">Datos Técnicos<text:tab/>17</text:p>
          <text:p text:style-name="P31"><text:soft-page-break/>Descripción Física<text:tab/>17</text:p>
          <text:p text:style-name="P31">Sociedad<text:tab/>17</text:p>
          <text:p text:style-name="P31">Alineamiento y Religión<text:tab/>18</text:p>
          <text:p text:style-name="P31">Nombres<text:tab/>18</text:p>
          <text:p text:style-name="P30">Ejemplos<text:tab/>18</text:p>
          <text:p text:style-name="P31">Herencias <text:tab/>18</text:p>
          <text:p text:style-name="P30">Goblin piel-quemada<text:tab/>18</text:p>
          <text:p text:style-name="P30">Goblin panza-hierro<text:tab/>19</text:p>
          <text:p text:style-name="P30">Goblin diente-afilado<text:tab/>19</text:p>
          <text:p text:style-name="P30">Goblin de las nieves<text:tab/>19</text:p>
          <text:p text:style-name="P30">Goblin irrompible<text:tab/>19</text:p>
          <text:p text:style-name="P31">Aventureros Goblin<text:tab/>19</text:p>
          <text:p text:style-name="P32">Mediano<text:tab/>20</text:p>
          <text:p text:style-name="P31">Descripción General<text:tab/>20</text:p>
          <text:p text:style-name="P31">Datos Técnicos<text:tab/>20</text:p>
          <text:p text:style-name="P31">Descripción Física<text:tab/>21</text:p>
          <text:p text:style-name="P31">Sociedad<text:tab/>21</text:p>
          <text:p text:style-name="P31">Alineamiento y Religión<text:tab/>22</text:p>
          <text:p text:style-name="P31">Nombres<text:tab/>22</text:p>
          <text:p text:style-name="P30">Ejemplos<text:tab/>22</text:p>
          <text:p text:style-name="P31">Herencias <text:tab/>22</text:p>
          <text:p text:style-name="P30">Mediano desafiante<text:tab/>22</text:p>
          <text:p text:style-name="P30">Mediano altozano<text:tab/>22</text:p>
          <text:p text:style-name="P30">Mediano nomada<text:tab/>22</text:p>
          <text:p text:style-name="P30">Mediano del crepusculo<text:tab/>23</text:p>
          <text:p text:style-name="P30">Mediano del bosque nativo<text:tab/>23</text:p>
          <text:p text:style-name="P31">Aventureros Medianos<text:tab/>23</text:p>
          <text:p text:style-name="P32">Humano<text:tab/>24</text:p>
          <text:p text:style-name="P31">Descripción General<text:tab/>24</text:p>
          <text:p text:style-name="P31">Datos Técnicos<text:tab/>25</text:p>
          <text:p text:style-name="P31">Descripción Física<text:tab/>25</text:p>
          <text:p text:style-name="P31">Sociedad<text:tab/>25</text:p>
          <text:p text:style-name="P31">Alineamiento y Religión<text:tab/>25</text:p>
          <text:p text:style-name="P31">Nombres<text:tab/>26</text:p>
          <text:p text:style-name="P31">Etnias<text:tab/>26</text:p>
          <text:p text:style-name="P30">Garundi<text:tab/>26</text:p>
          <text:p text:style-name="P30">Keleshita<text:tab/>26</text:p>
          <text:p text:style-name="P30">Kellid<text:tab/>26</text:p>
          <text:p text:style-name="P30">Mwangi<text:tab/>26</text:p>
          <text:p text:style-name="P30">Nidalés<text:tab/>27</text:p>
          <text:p text:style-name="P30">Shoanti<text:tab/>27</text:p>
          <text:p text:style-name="P30">Taldana<text:tab/>27</text:p>
          <text:p text:style-name="P30">Tian<text:tab/>27</text:p>
          <text:p text:style-name="P30">Ulfen<text:tab/>27</text:p>
          <text:p text:style-name="P30">Varisiana<text:tab/>27</text:p>
          <text:p text:style-name="P30">Vudrani<text:tab/>28</text:p>
          <text:p text:style-name="P31">Mestizos<text:tab/>29</text:p>
          <text:p text:style-name="P30">Semi Elfos<text:tab/>29</text:p>
          <text:p text:style-name="P30">Semi Orcos<text:tab/>30</text:p>
          <text:p text:style-name="P30">Otros mestizos<text:tab/>31</text:p>
          <text:p text:style-name="P31"><text:soft-page-break/>Herencias Humanas<text:tab/>31</text:p>
          <text:p text:style-name="P30">Semi Elfo<text:tab/>31</text:p>
          <text:p text:style-name="P30">Semi Orco<text:tab/>31</text:p>
          <text:p text:style-name="P30">Herencia Habilidosa<text:tab/>31</text:p>
          <text:p text:style-name="P30">Herencia Versátil<text:tab/>31</text:p>
        </text:index-body>
      </text:table-of-content>
      <text:h text:style-name="P26" text:outline-level="1"/>
      <text:h text:style-name="P33" text:outline-level="1"><text:bookmark text:name="docs-internal-guid-6425a735-7fff-e744-7230-1a2ba8d97feb"/>Enano</text:h>
      <text:p text:style-name="P52"><text:span text:style-name="T1">Fuente </text:span><text:span text:style-name="T11">Core Rulebook pg. 34</text:span></text:p>
      <text:h text:style-name="P27" text:outline-level="2">Descripción General</text:h>
      <text:p text:style-name="P10">Los enanos tienen una reputación bien ganada de se gente estoica y severa, asentados dentro de ciudadelas y ciudades talladas de piedra solida. Mientras que algunos los ven como artesanos de piedra metal adustos y sin sentido del humor, los enanos y todos quienes hayan pasado tiempo entre ellos entiende que su desenfrenado celo por su trabajo, el cual valora más la calidad que la cantidad. Para un extraño, puede que se vean suspicaces y exclusivistas, pero hacia sus amigos y familia, son cálidos y cariñosos, llenando sus salones de risas y martillos golpeando yunques.</text:p>
      <text:p text:style-name="P3"/>
      <text:p text:style-name="P8">Los enanos se toman su tiempo para confiar en alguien de su parentesco, pero esta cautela no viene sin razón alguna. Los enanos tienen una larga historia de exilio forzado desde dominios ancestrales y de conflictos contra la depredación de feroces adversarios, especialmente gigantes, goblinoides, orcos, y los horrores que yacen bajo la superficie. Si bien la confianza de un enano es difícil de conseguir, una vez obtenida es tan fuerte como el hierro. </text:p>
      <text:p text:style-name="P8"/>
      <text:p text:style-name="P8">Si quieres jugar un personaje duro como clavo, un explorador terco e implacable, con una mezcla de áspera fortaleza y profunda sabiduría – o al menos convicción tenaz – podrías jugar un enano.</text:p>
      <text:p text:style-name="P56"/>
      <text:p text:style-name="P9">Puede que…</text:p>
      <text:list xml:id="list8109173913549596581" text:style-name="L1">
        <text:list-item>
          <text:p text:style-name="P41">Busques defender tu honor personal, sin importar la situación.</text:p>
        </text:list-item>
        <text:list-item>
          <text:p text:style-name="P41">Aprecies la calidad en la artesanía en todas sus formas y que insistas en aplicarlo en todo tu equipo.</text:p>
        </text:list-item>
        <text:list-item>
          <text:p text:style-name="P41">No vaciles o cedas una vez que te has propuesto algo.</text:p>
        </text:list-item>
      </text:list>
      <text:p text:style-name="P9">Otros probablemente…</text:p>
      <text:list xml:id="list84433976690967847" text:style-name="L2">
        <text:list-item>
          <text:p text:style-name="P46">Te vean como terco, no obstante si ven esto como una ventaja o detrimento depende de la persona.</text:p>
        </text:list-item>
        <text:list-item>
          <text:p text:style-name="P46">Asumen que eres un experto en temas de masonería, minería, metales preciosos y gemas.</text:p>
        </text:list-item>
        <text:list-item>
          <text:p text:style-name="P46">Reconocen la profunda conexión que tienes con tu familia, herencia y amigos.</text:p>
        </text:list-item>
      </text:list>
      <text:p text:style-name="P14"/>
      <text:p text:style-name="P14"/>
      <text:h text:style-name="P24" text:outline-level="2">Datos Técnicos</text:h>
      <text:p text:style-name="P9">Puntos de golpe: 10</text:p>
      <text:p text:style-name="P9">Tamaño: Medio</text:p>
      <text:p text:style-name="P9">Velocidad: 20 pies</text:p>
      <text:p text:style-name="P9">Incremento de Característica: Constitución, Sabiduría, un incremento de característica a libre elección</text:p>
      <text:p text:style-name="P9">Defecto de Característica: Carisma</text:p>
      <text:p text:style-name="P9">Idiomas: Común, Enano</text:p>
      <text:p text:style-name="P9">Idiomas adicionales: Igual a tu modificador de inteligencia (de ser positivo). Escoge entre Gnomo, Goblin, Jotun, Orco, Terraro, Infracomún y de cualquier idioma al que puedas tener acceso (como los prevalentes en tu región)</text:p>
      <text:p text:style-name="P14">Rasgos: Enano, Humanoide</text:p>
      <text:p text:style-name="P14"/>
      <text:p text:style-name="P14">Visión en la oscuridad</text:p>
      <text:p text:style-name="P14">Puedes ver en la oscuridad y en luz tenue tan bien como lo haces en luz brillante, sin embargo ves todo en blanco y negro.</text:p>
      <text:h text:style-name="P27" text:outline-level="2">Descripción Física</text:h>
      <text:p text:style-name="P14">Los enanos son bajos y robustos, midiendo alrededor de un pie menos que el humano promedio. Tienen cuerpos anchos, compactos y corpulentos. Los enanos de todo genero se enorgullecen del largo de su pelo, el cual suelen trenzar en patrones intrincados, algunos de los cuales representan algún clan en especifico. Una larga barba es un símbolo de masculinidad y honor entre los enanos, por lo que un enano hombre afeitado al ras es considerado débil, poco fiable o peor.</text:p>
      <text:p text:style-name="P14">Los enanos típicamente alcanzan la madurez física alrededor de los 25 años, sin embargo su cultura tradicionalista suele valorar más el completar una ceremonia de adultez especifica única a cada clan que alcanzar cierto numero de años. Un enano típico puede vivir hasta alrededor de 350 años.</text:p>
      <text:h text:style-name="P27" text:outline-level="2">Sociedad</text:h>
      <text:p text:style-name="P14">El antiguo imperio que los enanos una vez tuvieron sobre la superficie cayó hace mucho tiempo, abrumado por orcos y goblinoides. Hoy en día, los enanos mantienen algunas de las cualidades que los propulsaron a la grandeza en tiempos de antaño: ferocidad, iniciativa y terquedad en empresas que van desde la batalla y artesanía a formar lazos con familia y amigos.</text:p>
      <text:p text:style-name="P14">A pesar de la distancia entre sus ciudadelas en las montañas pueda crear vastas divisiones culturales entre los distintos clanes enanos, muchas sociedades enanas comparten unas cuantas similitudes. Casi todos los enanos comparten una pasión por la masonería, metalurgia y joyería. Muchos son altamente cualificados en arquitectura y minería, y muchos comparten un odio a los gigantes, orcos y goblinoides.</text:p>
      <text:p text:style-name="P14"><text:soft-page-break/></text:p>
      <text:p text:style-name="P14">Pocos enanos son vistos sin su daga de clan amarrada al cinto. Esta daga es forjada justo antes del nacimiento de un enano y tiene engarzada la gema de su clan. Uno de los padres usa esta daga para cortar el cordón umbilical, haciendo que esta sea la primer arma que prueba su sangre.</text:p>
      <text:h text:style-name="P27" text:outline-level="2">Alineamiento y Religión</text:h>
      <text:p text:style-name="P14">Los enanos tienden a valorar el honor y siguen estrechamente las tradiciones de sus clanes y reinos. Tienen un fuerte sentido de amistad y justicia, aunque suelen ser recelosos acerca de a quien consideran un amigo. Trabajan duro y juegan aún más duro – en especial cuando cerveza fuerte está involucrada.</text:p>
      <text:p text:style-name="P14">El enano típico es legal bueno o legal neutral y prefiere adorar deidades de dichos alineamientos. Torag, dios de los enanos, es la deidad enana primaria, no obstante también es común la adoración a la familia de Torag.</text:p>
      <text:h text:style-name="P27" text:outline-level="2">Nombres</text:h>
      <text:p text:style-name="P14">Los enanos honrar a sus hijos con nombres tomados de ancestros o de heroes enanos, y es bastante raro que inventen un nuevo nombre o que lo tomen prestado de otra cultura. Cuando se presentan, los enanos tienden a nombrar su familia y clan, sumado a cualquier otro tipo de conexión familiar u honoríficos. Los nombres enanos usualmente contienen consonantes duras y raramente contienen más o menos de dos silabas.</text:p>
      <text:h text:style-name="P29" text:outline-level="3">Ejemplos</text:h>
      <text:p text:style-name="P14">Agna, Bodill, Dolgrin, Edrukk, Grunyar, Ingra, Kazmuk, Kotri, Lupp, Morgrym, Rogar, Rusilka, Torra, Yangrit </text:p>
      <text:h text:style-name="P27" text:outline-level="2">Herencias Enanas</text:h>
      <text:p text:style-name="P14">Con sus extensos arboles genealógicos y fisiologías resistentes, los enanos se enorgullecen tremendamente de la resiliencia que su linaje les provee. Escoge una de las siguientes herencias enanas a nivel 1.</text:p>
      <text:h text:style-name="P29" text:outline-level="3">Enano de sangre ancestral</text:h>
      <text:p text:style-name="P14">Los héroes enanos de antaño podían sobreponerse a la magia de sus enemigos, y algo de dicha resistencia se manifiesta en ti. Ganas la reacción Invocar sangre ancestral.</text:p>
      <text:p text:style-name="P14"/>
      <text:p text:style-name="P48">INVOCAR SANGRE ANCESTRAL [reacción] <text:s text:c="85"/></text:p>
      <text:p text:style-name="P50"><text:span text:style-name="T9">Gatillo</text:span><text:span text:style-name="T7"> Debes hacer una tirada de salvación contra un efecto mágico, pero aun no haz hecho la </text:span><text:span text:style-name="T10">tirada. <text:s text:c="146"/></text:span></text:p>
      <text:p text:style-name="P14">La resistencia a la magia innata propia de tus ancestros aflora de golpe, bajando en intensidad lentamente hasta desaparecer. Ganas un bonificador de circunstancia +1 a la tirada de salvación <text:soft-page-break/>gatillante y además hasta el final de este turno.</text:p>
      <text:h text:style-name="P29" text:outline-level="3">Enano celador de la muerte</text:h>
      <text:p text:style-name="P51"><text:span text:style-name="T7">Tus ancestros han sido guardianes de tumbas por generaciones, y el poder que han cultivado </text:span><text:span text:style-name="T7">para protegerse para protegerse de la nigromancia se te ha transmitido. Si lanzas un éxito en una tirada de salvación contra un efecto de nigromancia, obtienes en cambio un éxito crítico.</text:span></text:p>
      <text:h text:style-name="P29" text:outline-level="3">Enano de la forja</text:h>
      <text:p text:style-name="P14">Tienes una adaptación extraordinaria a ambientes calientes proveniente de tus ancestros que habitaron abrasadores desiertos o cámaras volcánicas bajo la tierra. Esto te proporciona resistencia al fuego equivalente a la mitad de tu nivel (mínimo 1), y tratas cualquier efecto de calor ambiental como si fuera un paso menos extremo (Calor increíble se vuelve extremo, calor extremo se vuelve severo y así sucesivamente).</text:p>
      <text:h text:style-name="P29" text:outline-level="3">Enano de la roca</text:h>
      <text:p text:style-name="P14">Tus ancestros vivieron y trabajaron entre las grandes piedras ancestrales de las montañas o en las profundidades de la tierra. Esto te vuelve tan solido como la roca cuando te plantas firmemente. Ganas un bonificador de circunstancia +2 a tu CD de Fortaleza y Reflejo contra intentos de Empujar o Hacerte Tropezar. Este bonificador también se aplica a tiradas de salvación provenientes de hechizos o efectos que intenten botar al piso.</text:p>
      <text:p text:style-name="P14">Además, si cualquier efecto fuese a intentar moverte 10 pies o más (3 metros), solo te mueves la mitad.</text:p>
      <text:h text:style-name="P29" text:outline-level="3">Enano de sangre fuerte</text:h>
      <text:p text:style-name="P14">Tu sangre corre fuerte y saludable, lo que te permite deshacerte de toxinas. Ganas resistencia al veneno igual a la mitad de tu nivel (mínimo 1), y cada una de tus tiradas de salvación exitosas contra una aflicción de veneno reduce su etapa en 2, o 1 para un veneno virulento. Cada éxito crítico contra un veneno en curso reduce su efecto en 3, o en 2 para un veneno virulento.</text:p>
      <text:h text:style-name="P27" text:outline-level="2">Aventureros Enanos</text:h>
      <text:p text:style-name="P15">Los aventureros enanos tienden a trabajar como cazadores de tesoros o mercenarios. Suelen irse de sus ciudadelas o ciudades subterráneas en búsqueda de riquezas para su hogar o para recuperar tesoros enanos perdidos en el tiempo o tierras tomadas por enemigos de sus parientes.</text:p>
      <text:p text:style-name="P15">Trasfondos típicos enanos incluyen Acólito, Artesano, Mercante, Minero y Guerrero. Los enanos sobresalen en muchas de las clases marciales, como bárbaro, guerrero, monje o explorador, pero también forman excelentes clérigos y druidas.</text:p>
      <text:h text:style-name="P25" text:outline-level="1">Elfo</text:h>
      <text:p text:style-name="P11"><text:span text:style-name="T1">Fuente </text:span><text:span text:style-name="T11">Core Rulebook pg. 38</text:span></text:p>
      <text:h text:style-name="P27" text:outline-level="2">Descripción General</text:h>
      <text:p text:style-name="P10">Siendo un pueblo ancestral, los elfos han visto grandes cambios y tienen una perspectiva que solo puede tenerse al ver el arco de la historia. Luego de abandonar el mundo en tiempos antiguos, su retorno fue a una tierra distinta, en la que aun luchan por reclamar sus hogares ancestrales, en especial de terribles demonios que invadieron parte de sus tierras. Para algunos, los elfos son objeto de asombro – gráciles y hermosos, con inmenso talento y conocimiento. Entre ellos, no obstante, los elfos colocan mucha más importancia a la libertad individual que a cumplir dichas expectativas.</text:p>
      <text:p text:style-name="P3"/>
      <text:p text:style-name="P8">Los elfos combinan una gracia sobrenatural, aguda inteligencia y un misterioso carisma de una manera que es prácticamente magnético para otros <text:span text:style-name="T13">linajes</text:span>. Suelen ser vorazmente intelectuales, pero estudiando en un nivel de detalle que gran parte de la gente menos longeva encuentra excesiva o ineficiente. Valorando la amabilidad y la belleza, los elfos siempre buscan mejorar sus modales, apariencia y cultura.</text:p>
      <text:p text:style-name="P8"/>
      <text:p text:style-name="P8">Los elfos suelen ser gente reservada, inmersos en los secretos de sus arboledas y grupos familiares. Son lentos para armar amistades fuera de su gente, pero por una razón específica: Ellos se sintonizan sutil y profundamente con su entorno y compañeros. Existe un elemento físico para esta sintonización, pero no es uno superficial. Los elfos que pasan su vida rodeados de gente menos longeva suele desarrollar una percepción torcida de su propia mortalidad y tienden a volverse taciturnos luego de ver generación tras generación de compañeros envejecer y morir. Estos elfos son llamados los Desamparados.</text:p>
      <text:p text:style-name="P8"/>
      <text:p text:style-name="P8">Si te interesa un personaje mágico, místico y misterioso, podrías jugar un elfo.</text:p>
      <text:p text:style-name="P8"/>
      <text:p text:style-name="P9">Puede que…</text:p>
      <text:list xml:id="list31243753" text:continue-list="list8109173913549596581" text:style-name="L1">
        <text:list-item>
          <text:p text:style-name="P41">Tengas cuidado al cultivar relaciones interpersonales con gente menos longeva ya sea manteniendo una distancia emocional o resignandote al hecho de que superarás su tiempo en vida.</text:p>
        </text:list-item>
        <text:list-item>
          <text:p text:style-name="P41">Adoptes intereses especializados u obscuros simplemente por el bien de amaestrarlos.</text:p>
        </text:list-item>
        <text:list-item>
          <text:p text:style-name="P41">Tengas características físicas como color de ojos, tono de piel, pelo o manerismos que reflejen el entorno en el que vives.</text:p>
        </text:list-item>
      </text:list>
      <text:p text:style-name="P9">Otros probablemente…</text:p>
      <text:list xml:id="list7400597723800709146" text:style-name="L3">
        <text:list-item>
          <text:p text:style-name="P42">Se enfocan en tu apariencia, ya sea admirando tu gracia o tratándote como si fueras físicamente frágil.</text:p>
        </text:list-item>
        <text:list-item>
          <text:p text:style-name="P42"><text:soft-page-break/>Asuman que practicas arquería, lanzas conjuros, luchas contra demonios y que has perfeccionado uno o más artes finos.</text:p>
        </text:list-item>
        <text:list-item>
          <text:p text:style-name="P42">Se preocupen que secretamente los mires en menos, o que te sientan condescendiente y distante.</text:p>
        </text:list-item>
      </text:list>
      <text:h text:style-name="P27" text:outline-level="2">Datos Técnicos</text:h>
      <text:p text:style-name="P9">Puntos de golpe: 6</text:p>
      <text:p text:style-name="P9">Tamaño: Medio</text:p>
      <text:p text:style-name="P9">Velocidad: 30 pies</text:p>
      <text:p text:style-name="P9">Incremento de Característica: Destreza, Inteligencia, un incremento de característica a libre elección</text:p>
      <text:p text:style-name="P9">Defecto de Característica: Constitución</text:p>
      <text:p text:style-name="P9">Idiomas: Común, Élfico</text:p>
      <text:p text:style-name="P9">Idiomas adicionales: Igual a tu modificador de inteligencia (de ser positivo). Escoge entre Celestial, Dracónico, Gnoll, Gnomo, Goblin, Orco, Silvano y de cualquier idioma al que puedas tener acceso (como los prevalentes en tu región)</text:p>
      <text:p text:style-name="P14">Rasgos: Elfo, Humanoide</text:p>
      <text:p text:style-name="P14"/>
      <text:p text:style-name="P14">Visión en luz tenue</text:p>
      <text:p text:style-name="P14">Puedes ver en luz tenue como si fuera luz brillante, por lo que ignoras la condición <text:span text:style-name="T13">oculto</text:span> debido a luz tenue.</text:p>
      <text:h text:style-name="P27" text:outline-level="2">Descripción Física</text:h>
      <text:p text:style-name="P14">Mientras que suelen ser más alto que mucho humanos, los elfos poseen una gracia frágil, acentuada por sus rasgos largos <text:s/>y muy puntiagudas orejas. Sus ojos son anchos y casi con forma de almendra, poseyendo grandes pupilas de colores vivos que ocupan toda la porción visible del ojo. Estas pupilas les dan una apariencia alienigena y les permite ver claramente teniendo poca iluminación.</text:p>
      <text:p text:style-name="P14">Los elfos se adaptan gradualmente a su entorno y compañeros, y suelen obtener rasgos físicos que reflejan sus alrededores. Un elfo que ha habitado bosques primigenios por siglos, por ejemplo, puede que exhiba verdes cabellos y nudosos dedos, mientras que otro que haya vivido en un desierto presente piel y pupilas doradas.</text:p>
      <text:p text:style-name="P14">La moda élfica, como los mismos elfos, tiende a reflejar su entorno. Los elfos viviendo en los bosques y otros sitios silvestres visten ropajes que combinan con el terreno y la flora de sus hogares, mientras que quienes viven en ciudades tienden a vestirse de lo que esté de moda.</text:p>
      <text:p text:style-name="P14">Los elfos alcanzan la adultez física alrededor de los 20 años, sin embargo no son considerados emocionalmente maduros por otros elfos hasta que hallan vivido su primer siglo, una vez hayan experimentado más, hayan realizado varios oficios, y hayan sobrepasado a una generación de gente menos longeva. Un típico elfo puede vivir hasta alrededor de 600 años.</text:p>
      <text:h text:style-name="P27" text:outline-level="2"><text:soft-page-break/>Sociedad</text:h>
      <text:p text:style-name="P14">La cultura élfica es profunda, rica y en declive. Su sociedad tuvo su peak hace milenios, mucho antes que tuvieran que escapar del mundo para evitar la gran calamidad. Ya volvieron, pero reconstruir no es tarea fácil. Su paciencia y curiosidad intelectual innata hace que los elfos sean excelentes sabios, filósofos y magos; y que sus sociedades estén construidas con un sentido inherente de asombro y conocimiento. La arquitectura élfica demuestra su profunda apreciación por la belleza, y las ciudades élficas son sorprendentes obras de arte.</text:p>
      <text:p text:style-name="P14">Los elfos tienen ideales de individualismo profundamente arraigados, permitiendole a cada elfo explorar múltiples ocupaciones antes de dedicarse a una actividad o pasión en particular que más le parezca. Los elfos poseen notorios rencores contra sus rivales, a quienes llaman <text:span text:style-name="T14">Ilduliel</text:span><text:span text:style-name="T15">, pero estas relaciones antagonisticas pueden a veces transformarse en amistades a través del tiempo.</text:span></text:p>
      <text:h text:style-name="P27" text:outline-level="2">Alineamiento y Religión</text:h>
      <text:p text:style-name="P14">Aunque los elfos suelen ser emocionales y caprichosos, sostienen elevados ideales cerca de sus corazones. Por lo mismo, muchos son <text:span text:style-name="T13">Caótico Bueno</text:span>. Prefieren deidades que compartan su amor por todas las cosas místicas y artísticas. Desna y Shelyn son particularmente adoradas, la primera por su sentido de asombro y la segunda por su apreciación por las artes. Calistria es la más notoria entre las deidades élficas, ya que representa mucho de los ideales élficos llevados al extremo.</text:p>
      <text:h text:style-name="P27" text:outline-level="2">Nombres</text:h>
      <text:p text:style-name="P14">Un elfo mantiene su nombre personal en secreto entre su familia, mientras que se presenta con un apodo a otras personas. Este apodo puede cambiar durante el tiempo, debido a eventos en la vida del elfo o por capricho. Un solo elfo puede ser conocido por muchos nombres entre conocidos de diferentes edades y regiones. Los nombres élficos consisten de múltiples silabas y están supuestos a fluir liricamente – al menos en la lengua élfica. Terminan tan comunmente en “-el” o “ara” que otras culturas intentan evitar terminar en dichas silabas para no sonar muy élficos.</text:p>
      <text:h text:style-name="P29" text:outline-level="3">Ejemplos</text:h>
      <text:p text:style-name="P14"><text:s/>Aerel, Amrunelara, Caladrel, Dardlara, Faunra, Heldalel, Jathal, Lanliss, Oparal, Seldlon, Soumral, Talathel, Tessara, Variel, Yalandlara, Zordlon.</text:p>
      <text:h text:style-name="P27" text:outline-level="2">Herencias Élficas</text:h>
      <text:p text:style-name="P14">Los elfos viven largas vidas y se adaptan a su entorno luego de vivir allí por mucho tiempo. Escoge una de las siguientes herencias enanas a nivel 1.</text:p>
      <text:h text:style-name="P29" text:outline-level="3">Elfo Ártico</text:h>
      <text:p text:style-name="P14">Moras en lo profundo del gélido norte y has ganado una increíble resiliencia a los entornos helados, otorgándote <text:span text:style-name="T13">resistencia al frío</text:span> igual a la mitad de tu nivel (mínimo 1). T<text:span text:style-name="T16">ratas cualquier </text:span><text:soft-page-break/><text:span text:style-name="T16">efecto de frío ambiental como si fuera un paso menos extremo (Frío increíble se vuelve extremo, frío extremo se vuelve severo y así sucesivamente).</text:span></text:p>
      <text:h text:style-name="P29" text:outline-level="3">Elfo de Caverna</text:h>
      <text:p text:style-name="P14">Naciste o pasaste muchos años en túneles subterráneos o cavernas donde la luz era escasa. Ganas <text:span text:style-name="T13">visión en la oscuridad</text:span>.</text:p>
      <text:h text:style-name="P29" text:outline-level="3">Elfo Vidente</text:h>
      <text:p text:style-name="P14">Tienes una habilidad innata para detectar y entender fenómenos mágicos. Puedes conjurar a voluntad el truco <text:span text:style-name="T14">detectar magia </text:span><text:span text:style-name="T15">como un hechizo arcano innato. Un truco se aumenta a un nivel de hechizo igual a la mitad de tu nivel redondeado hacia arriba.</text:span></text:p>
      <text:p text:style-name="P17">Adicionalmente, ganas un bonificador de circunstancia +1 a tiradas para Identificar Magia y para Descifrar Escritura de naturaleza mágica. Estas acciones de habilidad típicamente se utilizan con la habilidad Arcana, Naturaleza, Ocultismo o Religión.</text:p>
      <text:h text:style-name="P29" text:outline-level="3">Elfo de Susurros</text:h>
      <text:p text:style-name="P14">Tus oídos están finamente ajustados, permitiéndote detectar incluso el murmullo más suave. Siempre que puedas escuchar de manera normal, puedes usar la acción Buscar para detectar criaturas en un cono de 60 pies (18 metros) en vez de 30 pies (9 metros). También ganas un bonificador de circunstancia +2 para detectar criaturas que puedas encontrar escuchando hasta 30 pies (9 metros) con la acción Buscar.</text:p>
      <text:h text:style-name="P29" text:outline-level="3">Elfo del Bosque</text:h>
      <text:p text:style-name="P14">Estás adaptado a la vida en el bosque o la jungla, y sabes como escalar arboles y tomar ventaja del follaje. Cuando Escalas arboles, lianas u otro follaje, te mueves a la mitad de tu Velocidad con un éxito y a toda tu Velocidad en un éxito crítico (y te mueves a toda tu velocidad con un éxito si tienes Escalada Rápida). Todo esto no se aplica si estás usando una Velocidad de Escalada.</text:p>
      <text:p text:style-name="P14">Siempre puedes usar la acción Cubrirse cuando estás en un terreno boscoso para obtener cobertura, incluso si no tienes un obstáculo con el que podrías Cubrirte.</text:p>
      <text:h text:style-name="P27" text:outline-level="2">Aventureros Elfos</text:h>
      <text:p text:style-name="P15">Muchos elfos salen a la aventura para encontrar belleza y descubrir nuevas cosas. Trasfondos típicos para un elfo incluyen Emisario, Cazador, Noble, Académico o Explorador.</text:p>
      <text:p text:style-name="P15">Los elfos suelen volverse Exploradores o Pícaros, tomando ventaja de su destreza, o alquimistas o magos, explorando su curiosidad intelectual.</text:p>
      <text:h text:style-name="P25" text:outline-level="1">Gnomo</text:h>
      <text:p text:style-name="P11"><text:span text:style-name="T1">Fuente </text:span><text:span text:style-name="T11">Core Rulebook pg. 42</text:span></text:p>
      <text:h text:style-name="P27" text:outline-level="2">Descripción General</text:h>
      <text:p text:style-name="P10">Hace mucho tiempo, los primeros ancestros de los gnomos emigraron del Primer Mundo, la tierra de las hadas. Si bien aun no se sabe exactamente por qué los primeros gnomos se aventuraron a Golarion, este linaje se manifiesta en los gnomos modernos como razonamiento extravagante, excentricidad, tendencias obsesivas y lo que los demás ven como ingenuidad. Estas cualidades se ven también reflejadas en sus características físicas, extremidades ahusadas, colores brillantes de pelo y expresiones faciales extremadamente infantiles y expresivas que demuestran sus orígenes de otro mundo.</text:p>
      <text:p text:style-name="P10"/>
      <text:p text:style-name="P8">Siempre hambrientos de nuevas experiencias, los gnomos divagan mental y físicamente para intentar retrasar una terrible aflicción que amenaza a toda su gente. Está aflicción – el Blanqueamiento – ataca a los gnomos que ya no sueñan, innovan o que tienen nuevas experiencias, debido a la ausencia de esencias mágicas cruciales propias del Primer Mundo. Los gnomos se aferran a la magia local donde sea que vivan, típicamente magia primal, adecuado a su linaje feérico, pero esto no es suficiente para poder evitar el blanqueamiento a menos que suplementen esta magia con nuevas experiencias. El blanqueamiento va drenando lentamente el color – literalmente – de los gnomos, y hunde a los afectados en estados de profunda depresión que eventualmente reclama sus vidas. Muy pocos gnomos sobreviven esta plaga, transformándose en sobrevivientes sabios y taciturnos conocidos como Blanqueados.</text:p>
      <text:p text:style-name="P8"/>
      <text:p text:style-name="P8">Si te interesa un personaje con entusiasmo sin limites y con una mirada ajena o feérica de la moralidad y de la vida, podrías jugar un gnomo.</text:p>
      <text:p text:style-name="P8"/>
      <text:p text:style-name="P9">Puede que…</text:p>
      <text:list xml:id="list31242311" text:continue-list="list31243753" text:style-name="L1">
        <text:list-item>
          <text:p text:style-name="P41">Hayas adoptado aprender <text:s/>y saltar de lugar de estudio a otro sin advertencia.</text:p>
        </text:list-item>
        <text:list-item>
          <text:p text:style-name="P41">Te lances a la acción antes de haber evaluado la situación.</text:p>
        </text:list-item>
        <text:list-item>
          <text:p text:style-name="P41">Hables, pienses y te muevas rápidamente, y pierdas la paciencia con los que no te siguen el ritmo.</text:p>
        </text:list-item>
      </text:list>
      <text:p text:style-name="P9">Otros probablemente…</text:p>
      <text:list xml:id="list4696896965256589308" text:style-name="L4">
        <text:list-item>
          <text:p text:style-name="P43">Aprecien tu entusiasmo y la energía con la que enfrentas nuevas situaciones.</text:p>
        </text:list-item>
        <text:list-item>
          <text:p text:style-name="P43">Les cueste entender tus motivaciones o adaptarse a tus rápidos cambios de dirección.</text:p>
        </text:list-item>
        <text:list-item>
          <text:p text:style-name="P43">Te vean como alguien impredecible, frívolo, poco confiable o imprudente</text:p>
        </text:list-item>
      </text:list>
      <text:h text:style-name="P27" text:outline-level="2"/>
      <text:h text:style-name="P24" text:outline-level="2">Datos Técnicos</text:h>
      <text:p text:style-name="P9">Puntos de golpe: 8</text:p>
      <text:p text:style-name="P9">Tamaño: Pequeño</text:p>
      <text:p text:style-name="P9">Velocidad: 25 pies</text:p>
      <text:p text:style-name="P9">Incremento de Característica: Constitución, Carisma, un incremento de característica a libre elección</text:p>
      <text:p text:style-name="P9">Defecto de Característica: Fuerza</text:p>
      <text:p text:style-name="P9">Idiomas: Común, Gnomo, Silvano</text:p>
      <text:p text:style-name="P9">Idiomas adicionales: Igual a tu modificador de inteligencia (de ser positivo). Escoge entre Dracónico, Enano, Elfo, Goblin, Jotun, Orco y de cualquier idioma al que puedas tener acceso (como los prevalentes en tu región)</text:p>
      <text:p text:style-name="P14">Rasgos: Gnomo, Humanoide</text:p>
      <text:p text:style-name="P14"/>
      <text:p text:style-name="P14">Visión en luz tenue</text:p>
      <text:p text:style-name="P14">Puedes ver en luz tenue como si fuera luz brillante, por lo que ignoras la condición <text:span text:style-name="T13">oculto</text:span> debido a luz tenue.</text:p>
      <text:h text:style-name="P27" text:outline-level="2">Descripción Física</text:h>
      <text:p text:style-name="P14">Gran parte de los gnomos mide poco más de 3 pies (1 metro) de alto y pesa poco más que un niño humano. Presentan una amplia gama de tes de piel, pelo y ojos. Para los gnomos que no han comenzado con el Blanqueamiento, casi cualquier color de pelo y ojos además del blanco es posible, con colores vivos siendo los más frecuentes, mientras que los de piel suelen seguir un espectro más limitado que tiende más a colores terrosos y matices rosáceos, aunque ocasionalmente puedan tomar colores verdes, negros, o celestes.</text:p>
      <text:p text:style-name="P14">Los gnomos típicamente alcanzan la madurez física a los 18 años, sin embargo gran parte de los gnomos mantiene su curiosidad infantil acerca del mundo incluso en la adultez. Un gnomo teóricamente podría vivir indefinidamente si no fuera por el Blanqueamiento, pero en la práctica rara vez viven más allá de los 400 años.</text:p>
      <text:h text:style-name="P27" text:outline-level="2">Sociedad</text:h>
      <text:p text:style-name="P14">Si bien muchos gnomos adoptan algunas de las prácticas culturales de la región en la que viven, tienden a elegir lo que les interesa, ajustando sus comunidades para adecuarse a su lógica feérica. Esto suele llevar a la mayoría de comunidades gnomo a consistir eventualmente de casi solo gnomos, ya que otras personas, desconcertados por las decisiones políticas de los gnomos, escogen mudarse a otro lado. Los gnomos tienen poca cultura que puedan considerarla completamente suya. No existen reinos ni naciones gnomo en la superficie de Golarion, y los gnomos no sabrían que hacer con un estado si tuvieran uno. Por necesidad, pocos gnomos se casan de por vida, en cambio se permiten tener relaciones que sigan su curso hasta terminar <text:soft-page-break/>amigablemente, lo que sea mejor para poder retrasar el Blanqueamiento con nuevas experiencias. Aunque las familias gnomo suelen ser pequeñas, muchas comunidades gnomo crían a los niños de forma comunal, con limites familiares fluidos. Cuando adultos se van del asentamiento, adolescentes sin relación a veces les acompañan, formando familias adoptivas que viajan juntos.</text:p>
      <text:h text:style-name="P27" text:outline-level="2">Alineamiento y Religión</text:h>
      <text:p text:style-name="P14">Si bien los gnomos son traviesos de inescrutables intenciones y confusos métodos, muchos al menos intentan hacer del mundo un lugar mejor. Son propensos a tener arranques de fuertes emociones, y suelen ser buenos pero rara vez legales. Los gnomos comúnmente adoran deidades que valoren la individualidad y la naturaleza, como lo son Cayden Cailean, Desna, Gozreh y Shelyn.</text:p>
      <text:h text:style-name="P27" text:outline-level="2">Nombres</text:h>
      <text:p text:style-name="P14">Los nombres gnomos pueden volverse bien complejos y polisilabicos. Tienen poco interés en nombres familiares y muchos de ellos suelen recibir sus nombres por mero capricho de sus padres. A los gnomos raramente les importa cuan fácil es pronunciar sus nombres, y usualmente tienen apodos más cortos. Algunos incluso coleccionan y mantienen un registro de sus apodos. Entre los gnomos, entre más corto el nombre, más femenino se le considera.</text:p>
      <text:h text:style-name="P29" text:outline-level="3">Ejemplos</text:h>
      <text:p text:style-name="P14"><text:s/>Abroshtor, Bastargre, Besh, Fijit, Halungalom, Krolmnite, Neji, Majet, Pai, Poshment, Queck, Trig, Zarzuket, Zatqualmie</text:p>
      <text:h text:style-name="P27" text:outline-level="2">Herencias Gnomo</text:h>
      <text:p text:style-name="P14">Siendo una diversa colección de gente caprichosa, los gnomos tiene todo tipo de cepas peculiares entre sus lineas sanguíneas. Escoge una de las siguientes herencias gnomo a nivel 1.</text:p>
      <text:h text:style-name="Heading_20_3" text:outline-level="3">Gnomo Camaleón</text:h>
      <text:p text:style-name="P15">El color de tu pelo y piel es mutable, posiblemente debido a magia latente. Puedes cambiar lentamente la vividez y el color exacto, y la coloración puede ser diferente a través de tu cuerpo, permitiendote crear patrones u otros diseños coloridos. Te toma una única acción para cambios menores y localizados y hasta una hora para cambios dramaticos a través de tu cuerpo. Mientras duermes, los colores van cambiando por si solos para ajustarse a tus sueños, haciéndote despertar con una coloración inusual cada mañana. Cuando estás en un área donde tu coloración es similar a la de tu entorno (por ejemplo, verde hoja en un bosque), puedes usar la única acción para realizar cambios menores y localizados para ayudarte a mimetizarte en tu entorno. Esto te otorga un bonificador de circunstancia +2 a tiradas de Sigilo hasta que tu entorno cambie de coloración o patrón.</text:p>
      <text:h text:style-name="Heading_20_3" text:outline-level="3"><text:soft-page-break/>Gnomo Tocado por las Hadas</text:h>
      <text:p text:style-name="P18"><text:span text:style-name="T5">La sangre de las hadas es tan fuerte en ti que eres realmente una de ellas. Ganas el rasgo feérico, además de gnomo y humanoide. Escoge un truco de la lista de hechizos primales (página 314). Puedes conjurar este hechizo como un hechizo innato a voluntad. </text:span><text:span text:style-name="T6">Un truco se aumenta a un </text:span><text:span text:style-name="T6">nivel de hechizo igual a la mitad de tu nivel redondeado hacia arriba. Puedes cambiar este truco por uno distinto de la misma lista una vez por día meditando para re alinearte con el Primer Mundo; esta es una actividad de 10 minutos con el rasgo concentrarse.</text:span></text:p>
      <text:h text:style-name="Heading_20_3" text:outline-level="3">Gnomo Sensible</text:h>
      <text:p text:style-name="P16">Ves todos los colores más brillantes, escuchas mejor los sonidos y especialmente hueles todos los aromas con increíble detalle. Ganas un sentido especial: olfato impreciso con un rango de 30 pies (9 metros). Esto significa que puedes usar tu sentido del olfato para determinar la locación exacta de una criatura (como se explica en la página 465). El DJ usualmente duplicará el rango si la criatura se encuentra contra viento y lo reducirá a la mitad si se encuentra a favor.</text:p>
      <text:p text:style-name="P16">Adicionalmente, ganas un bonificador de circunstancia +2 a las tiradas de Percepción para intentar detectar criaturas que estén dentro del rango de tu olfato.</text:p>
      <text:h text:style-name="Heading_20_3" text:outline-level="3">Gnomo Umbral</text:h>
      <text:p text:style-name="P16">Ya sea por una conexión a las hadas oscuras o sombrías; a los gnomos de las profundidades de la tierra conocidos como svirfneblin; u otra causa, puedes ver en completa oscuridad. Obtienes visión en la oscuridad.</text:p>
      <text:h text:style-name="Heading_20_3" text:outline-level="3">Gnomo Manantial</text:h>
      <text:p text:style-name="P16">Otro tipo de fuente mágica tiene más control sobre ti que la magia primal de tu linaje feérico. Esta conexión puede provenir de un plano oculto o de una antigua canción de lo oculto; una deidad, celestial o diablo; un efluente mágico obtenido por una guerra mágica; o una runa magica ancestral.</text:p>
      <text:p text:style-name="P16">Escoge arcano, divino u oculto. Ganas un truco de la lista de conjuros de esa tradición mágica (páginas 307-315). Puedes conjurar este hechizo como un hechizo innato a voluntad, como un hechizo de la tradición mágica escogida. Un truco se aumenta a un nivel de hechizo igual a la mitad de tu nivel redondeado hacia arriba. Siempre que ganes un hechizo primal innato debido a una dote de linaje gnomo, cambia su tradición de primal a la tradición escogida.</text:p>
      <text:h text:style-name="P28" text:outline-level="2">Aventureros Gnomo</text:h>
      <text:p text:style-name="P16">La aventura no es tanto una decisión si no más bien una necesidad para muchos gnomos. Los gnomos aventureros suelen quedarse con mementos, permitiendoles recordar y revivir sus historias más emocionantes.</text:p>
      <text:p text:style-name="P16">Los gnomos suelen tener trasfondos de Artista de Entretenimiento, Mercante o Nómada. Otros trasfondos apropiados son Encantador de Animales, Taberna, Apostador e Inventor. </text:p>
      <text:p text:style-name="P16">La conexión con la magia de los gnomos hace que las clases lanzadoras de conjuros sean <text:soft-page-break/>particularmente temáticas para ti, especialmente las clases que coinciden con la tradición primal de tus hechizos innatos, como druida o hechicero primal, no obstante los gnomos manantial podrían escoger otra.</text:p>
      <text:p text:style-name="P16"/>
      <text:h text:style-name="P25" text:outline-level="1">Goblin</text:h>
      <text:p text:style-name="P11"><text:span text:style-name="T1">Fuente </text:span><text:span text:style-name="T11">Core Rulebook pg. 46</text:span></text:p>
      <text:h text:style-name="P27" text:outline-level="2">Descripción General</text:h>
      <text:p text:style-name="P10">Las enrevesadas historias a las que otras personas se aferran no son de interés a los goblin. Estos pequeños viven el momento, y prefieren cuentos fantásticos a registros fácticos. Las guerras que acaecieron hace un par de décadas podrían bien haber pasado en un pasado distante. Incomprendidos por los demás, los goblin son felices como son. Las virtudes goblin son vivir el presente, ser creativos y honestos. Buscan llevar vidas plenas, más que preocuparse por como terminarán sus travesías. Contar historias, sin ser minucioso en los detalles. Ser pequeño, pero soñar a lo grande.</text:p>
      <text:p text:style-name="P10"/>
      <text:p text:style-name="P8">Los goblin tienen una reputación de ser criaturas simples que aman las canciones, el fuego y comer cosas repugnantes; y que odian leer, los perros y caballos – y hay muchos de ellos que calzan la descripción de forma exacta. Sin embargo, grandes cambios han llegado a los goblin trayendo cada vez más goblins que se resisten a la conformidad de estos estereotipos. Incluso entre los goblin más locuaces suelen ilustrar sus viejas costumbres de manera simple, solo que siendo más sensibles al respecto. Algunos goblin se han mantenido profundamente fascinados por el fuego o aun devoran sin temor meriendas que otros no pueden siquiera hacer estomago. Otros son inventores infatigables y ven la basura de sus compañeros como componentes de artilugios esperando a ser creados.</text:p>
      <text:p text:style-name="P8">Si bien la cultura goblin está radicalmente fragmentada, su reputación ha cambiado un poco. Por lo mismo, los goblin que viajan a grandes urbes frecuentemente son victimas de prejuicio y deben trabajar el doble para probar su valor.</text:p>
      <text:p text:style-name="P8"/>
      <text:p text:style-name="P8">Si te interesa un personaje excéntrico, entusiasta y amante de la diversión, podrías jugar un goblin.</text:p>
      <text:p text:style-name="P8"/>
      <text:p text:style-name="P9">Puede que…</text:p>
      <text:list xml:id="list31242864" text:continue-list="list31242311" text:style-name="L1">
        <text:list-item>
          <text:p text:style-name="P41">Busques probar que tienes un lugar entre otras personas civilizadas, quizás incluso a ti mismo.</text:p>
        </text:list-item>
        <text:list-item>
          <text:p text:style-name="P41">Pelees con uña y diente – algunas veces de forma literal – para protegerte a ti y tus compañeros.</text:p>
        </text:list-item>
        <text:list-item>
          <text:p text:style-name="P41">Alivianes la pesada carga emocional que otros llevan (y te diviertas) con payasadas y travesuras</text:p>
        </text:list-item>
      </text:list>
      <text:p text:style-name="P9">Otros probablemente…</text:p>
      <text:list xml:id="list2522467720848883373" text:style-name="L5">
        <text:list-item>
          <text:p text:style-name="P44">Hagan esfuerzos para que no prendas en fuego demasiadas cosas accidentalmente (o intencionalmente).</text:p>
        </text:list-item>
        <text:list-item>
          <text:p text:style-name="P44"><text:soft-page-break/>Asuman que no puedes – o no querrás – leer.</text:p>
        </text:list-item>
        <text:list-item>
          <text:p text:style-name="P44">Se pregunten como sobrevives dadas las típicas elecciones gastronómicas de tu linaje, comportamiento impulsivo y amor por el fuego.</text:p>
        </text:list-item>
      </text:list>
      <text:h text:style-name="P27" text:outline-level="2">Datos Técnicos</text:h>
      <text:p text:style-name="P9">Puntos de golpe: 6</text:p>
      <text:p text:style-name="P9">Tamaño: Pequeño</text:p>
      <text:p text:style-name="P9">Velocidad: 25 pies (7,5 metros)</text:p>
      <text:p text:style-name="P9">Incremento de Característica: Destreza, Carisma, un incremento de característica a libre elección</text:p>
      <text:p text:style-name="P9">Defecto de Característica: Sabiduría</text:p>
      <text:p text:style-name="P9">Idiomas: Común, </text:p>
      <text:p text:style-name="P9">Idiomas adicionales: Igual a tu modificador de inteligencia (de ser positivo). Escoge entre Dracónico, Enano, Gnoll, Gnomo, Mediano, Orco y de cualquier idioma al que puedas tener acceso (como los prevalentes en tu región)</text:p>
      <text:p text:style-name="P14">Rasgos: Goblin, Humanoide</text:p>
      <text:p text:style-name="P14"/>
      <text:p text:style-name="P13">Visión en la oscuridad</text:p>
      <text:p text:style-name="P13">Puedes ver en la oscuridad y en luz tenue tan bien como lo haces en luz brillante, sin embargo ves todo en blanco y negro.</text:p>
      <text:h text:style-name="P27" text:outline-level="2">Descripción Física</text:h>
      <text:p text:style-name="P14">Los goblin son humanoides rechonchos, con humanoides chaparros con cuerpos grandes, extremidades escuálidas y cabezas tremendamente <text:s/>sobre dimensionadas de grandes orejas y de ojos rojos pequeños y brillantes. La tes de su piel varía desde verde, gris a azul; y suelen tener cicatrices, forúnculos y sarpullidos. Los goblin miden 3 pies en promedio (1 metro). Muchos son calvos, con poco o nada de vello corporal. Sus dientes serrados caen y crecen otros constantemente, y su rápido metabolismo implica que comen y duermen frecuentemente. Tener mutaciones es más comunes entre los goblin que en otros, y los goblin suelen ver mutaciones significativas como símbolos de poder o fortuna.</text:p>
      <text:p text:style-name="P14">Los goblin alcanzan la adolescencia a los 3 y la adultez unos 4 o 5 años después. Los goblin pueden vivir 50 años o más, pero sin alguien que los proteja de otros o de ellos mismos, pocos viven más de 20 años.</text:p>
      <text:h text:style-name="P27" text:outline-level="2">Sociedad</text:h>
      <text:p text:style-name="P14">Los goblin tienden a reunirse hacía fuertes lideres, formando pequeñas tribus. Estas tribus raramente suman más de 100, pues entre más grande la tribu, más diligente debe ser su líder para poder mantener el orden – un trabajo notoriamente difícil. La aparición de nuevas amenazas a través de la región del Mar Interior ha hecho que muchos ancianos tribales hayan puesto sus hábitos impulsivos de lado con la esperanza de forjar alianzas que le ofrezcan a su gente una <text:soft-page-break/>mayor probabilidad de supervivencia. El juego y la creatividad importan más a los goblin que la productividad o el estudio, y sus campamentos suelen estallar en canciones y carcajadas.</text:p>
      <text:p text:style-name="P14">Los goblin forman lazos estrechos con sus aliados, protegiendo fieramente a quien los ha protegido o quien los ha escuchado comprensivamente. Los goblin tienden a asumir por su propia seguridad que miembros de linajes más altos, a quienes los goblin coloquialmente llaman “patas-largas”, no los tratarán con amabilidad. Aprender a confiar en los patas-largas es dificil para un goblin, y ha sido solo en los últimos años que dicha colaboración siquiera ha sido una opción. No obstante, su actitud como pueblo está cambiando rápidamente, y sus cortas vidas y mala memoria les ayudan a adaptarse con rapidez.</text:p>
      <text:h text:style-name="P27" text:outline-level="2">Alineamiento y Religión</text:h>
      <text:p text:style-name="P14">Incluso el goblin mejor intencionado tiene problemas siguiendo las reglas, por lo que raramente son legales. Muchos aventureros goblin son caótico neutral o caótico bueno. La adoración organizada confunde a los goblin, por lo que muchos de ellos prefieren elegir a sus propias deidades, escogiendo monstruos poderosos, maravillas naturales o cualquier cosa que encuentren fascinante. Los patas-largas puede que tengan libros y libros acerca de las estructuras de la divinidad, pero para un goblin, cualquier cosa puede ser un dios si así lo quieres. Los goblin que pasan el tiempo entre gente de otros linajes puede que adopten algunas de sus creencias como muchos aventureros goblin que deciden adorar a Cayden Cailean.</text:p>
      <text:h text:style-name="P27" text:outline-level="2">Nombres</text:h>
      <text:p text:style-name="P14">Los goblin tienen nombres simples. Un buen nombre debe ser fácil de pronunciar, lo suficientemente corto para poder gritarlo sin perder el aliento y que se sienta bien decirlo. Quien coloca el nombre suele elegir una palabra que rima con algo que le gusta para hacer que crear canciones sea más fácil. Como no hay realmente una tradición respecto a colocarle nombre a un goblin en su cultura, los niños suelen colocarse los nombres a si mismos una vez que son lo suficientemente grandes como para tener algo que se asemeje a hablar.</text:p>
      <text:h text:style-name="P29" text:outline-level="3">Ejemplos</text:h>
      <text:p text:style-name="P14"><text:s/>Ak, Bokker, Frum, Guzmuk, Krobby, Loohi, Mazmord, Neeka, Omgot, Ranzak, Rickle, Tup, Wakla, Yonk, Zibini.</text:p>
      <text:h text:style-name="P27" text:outline-level="2">Herencias </text:h>
      <text:p text:style-name="P14">Los goblin, especialmente los provenientes de diferentes tribus, tienen todo tipo de diferencias fisiológicas, las cuales suelen descubrir solo a través de “experimentos” arriesgados. Escoge una de las siguientes herencias goblin a nivel 1.</text:p>
      <text:h text:style-name="Heading_20_3" text:outline-level="3">Goblin Piel-quemada</text:h>
      <text:p text:style-name="P4">Tus ancestros siempre tuvieron una conexión con el fuego y una piel más gruesa, lo que te permite resistir quemarte. Ganas resistencia al fuego igual a la mitad de tu nivel <text:soft-page-break/>(minimo 1). También te puedes recuperar de estar en llamas con mayor facilidad. Tu tirada llana para remover el daño de fuego persistente es CD 10 en vez de CD 15, lo que se reduce a CD 5 si otra criatura usa una acción particularmente apropiada para ayudarte.</text:p>
      <text:h text:style-name="P29" text:outline-level="3">Goblin Panza-hierro</text:h>
      <text:p text:style-name="P5">Puedes subsistir con comida que otros consideran echada a perder. Puedes mantenerte alimentado con meriendas pobres en un asentamiento siempre y cuando la basura sea de tu alcance, sin necesidad de usar la actividad Subsistir. Puedes comer y beber cosas cuando estás <text:span text:style-name="T13">indispuesto</text:span>.</text:p>
      <text:p text:style-name="P5">Ganas un bono de circunstancia +2 a las tiradas de salvación contra aflicciones, obtener la condición <text:span text:style-name="T13">indispuesto</text:span>, y para remover la condición <text:span text:style-name="T13">indispuesto</text:span>. Cuando logras un éxito en una tirada de Fortaleza que se beneficia de este bonificador, obtienes en cambio un éxito crítico. Todos estos beneficios se aplican solamente cuando la aflicción o condición es resultante de algo que ingeriste.</text:p>
      <text:h text:style-name="P29" text:outline-level="3">Goblin Diente-afilado</text:h>
      <text:p text:style-name="P5">Los dientes de tu familia son armas formidables. Ganas un ataque desarmado de fauces que causa 1d6 de daño perforante. Tus fauces se encuentran en el grupo <text:span text:style-name="T13">reyerta </text:span><text:span text:style-name="T17">y tienen los rasgos fineza y desarmado.</text:span></text:p>
      <text:h text:style-name="P29" text:outline-level="3">Goblin de las Nieves</text:h>
      <text:p text:style-name="P5">Estás aclimatado a vivir en tierras frígidas y tienes tes de piel que varía desde celeste a azul marino, y a su vez pelaje azul. Ganas <text:span text:style-name="T8">resistencia al frío</text:span><text:span text:style-name="T7"> igual a la mitad de tu nivel (mínimo 1). T</text:span><text:span text:style-name="T2">ratas cualquier efecto de frío ambiental como si fuera un paso menos extremo (Frío increíble se vuelve extremo, frío extremo se vuelve severo y así sucesivamente).</text:span></text:p>
      <text:h text:style-name="P29" text:outline-level="3">Goblin Irrompible</text:h>
      <text:p text:style-name="P5">Eres capaz de recuperarte de heridas con facilidad gracias a un cráneo excepcionalmente grueso, huesos cartilaginosos u otro tipo de bendición mezclada. Ganas 10 puntos por tu linaje en vez de 6. Cuando caes, reduce el daño de la caída que recibes como si hubieras caído la mitad de la distancia.</text:p>
      <text:h text:style-name="P28" text:outline-level="2">Aventureros Goblin</text:h>
      <text:p text:style-name="P16">De cierta medida, casi todos los goblin son aventureros, sobreviviendo al filo de la vida usando su habilidad e ingenio. Los goblin exploran y cazan tesoros por naturaleza, pero algunos se transforman en aventureros de verdad como tal, con frecuencia luego de ser separados de su grupo o tribu.</text:p>
      <text:p text:style-name="P18"><text:span text:style-name="T6">Los goblin suelen venir del trasfondo acróbata, criminal, artista de entretenimiento, gladiador, cazador y niño de la calle. Considera jugar un alquimista, ya que muchos goblins aman el fuego, o un bardo, pues muchos también aman las canciones. Como supervivientes rudimentarios, los goblin suelen ser pícaros que se mueven entre las sombras, no obstante su naturaleza carismática también los puede llevar a al desarrollo de una clase mágica como el hechicero.</text:span></text:p>
      <text:h text:style-name="P25" text:outline-level="1">Mediano</text:h>
      <text:p text:style-name="P11"><text:span text:style-name="T1">Fuente </text:span><text:span text:style-name="T11">Core Rulebook pg. 50</text:span></text:p>
      <text:h text:style-name="P27" text:outline-level="2">Descripción General</text:h>
      <text:p text:style-name="P10">Sin atribuirse un lugar como propio, los medianos controlan pocos asentamientos más grandes que una aldea. En cambio, frecuentemente viven entre los humanos dentro de los muros de grandes ciudades, armando pequeñas comunidades entre la gente más alta. Muchos medianos llevan vidas perfectamente satisfactorias en la sombra de sus vecinos más grandes, mientras que otros prefieren una existencia más nómada, viajando por el mundo y tomando ventaja de las oportunidades y de aventuras cuando se les presentan.</text:p>
      <text:p text:style-name="P10"/>
      <text:p text:style-name="P8">Optimistas y joviales; bendecidos con misteriosa suerte; e impulsados por una fuerte pasión por viajar; los medianos compensan su baja estatura con una abundancia de chulería y curiosidad. A la vez excitables y despreocupados, son el mejor tipo de oportunista, y sus pasiones favorecen la alegría por sobre la violencia. Incluso ante las fauces del peligro, los medianos raramente pierden su sentido del humor.</text:p>
      <text:p text:style-name="P8">Mucha de la gente más alta desestiman a los medianos debido a su tamaño, o peor, los tratan como a niños. Los medianos usan estos prejuicios y malentendidos a su ventaja, ganando acceso a oportunidades y ejecutando actos de audaz travesura o heroísmo. La curiosidad de un mediano está templada con sabiduría y cautela, llevando a riesgos calculados y escapes por los pelos.</text:p>
      <text:p text:style-name="P8"/>
      <text:p text:style-name="P8">Si te interesa un personaje que debe competir con estas dos motivaciones contrarias, aventura y confort, podrías jugar un mediano.</text:p>
      <text:p text:style-name="P8"/>
      <text:p text:style-name="P9">Puede que…</text:p>
      <text:list xml:id="list31225720" text:continue-list="list31242864" text:style-name="L1">
        <text:list-item>
          <text:p text:style-name="P41">Te lleves bien con una gran variedad de personas y disfrutes hacer nuevos amigos.</text:p>
        </text:list-item>
        <text:list-item>
          <text:p text:style-name="P41">Encuentres difícil resistirte a tu curiosidad, incluso cuando sabes que te llevará a problemas.</text:p>
        </text:list-item>
        <text:list-item>
          <text:p text:style-name="P41">Tengas un profundo odio personal por la practica del esclavismo y te dediques a liberar a quienes aun les hacen trabajar contra su voluntad.</text:p>
        </text:list-item>
      </text:list>
      <text:p text:style-name="P9">Otros probablemente…</text:p>
      <text:list xml:id="list8131742912106287742" text:style-name="L6">
        <text:list-item>
          <text:p text:style-name="P45">Aprecien tu habilidad para siempre encontrar el lado positivo o algo de que reírse, sin importar lo terrible que sea la situación.</text:p>
        </text:list-item>
        <text:list-item>
          <text:p text:style-name="P45">Crean que traes suerte contigo.</text:p>
        </text:list-item>
        <text:list-item>
          <text:p text:style-name="P45">Subestiman tu fuerza, aguante y capacidad de pelea.</text:p>
        </text:list-item>
      </text:list>
      <text:h text:style-name="P27" text:outline-level="2"><text:soft-page-break/>Datos Técnicos</text:h>
      <text:p text:style-name="P9">Puntos de golpe: 6</text:p>
      <text:p text:style-name="P9">Tamaño: Pequeño</text:p>
      <text:p text:style-name="P9">Velocidad: 25 pies (7,5 metros)</text:p>
      <text:p text:style-name="P9">Incremento de Característica: Destreza, Sabiduría, un incremento de característica a libre elección</text:p>
      <text:p text:style-name="P9">Defecto de Característica: Fuerza</text:p>
      <text:p text:style-name="P9">Idiomas: Común, </text:p>
      <text:p text:style-name="P9">Idiomas adicionales: Igual a tu modificador de inteligencia (de ser positivo). Escoge entre Enano, Elfo, Gnomo, Goblin y de cualquier idioma al que puedas tener acceso (como los prevalentes en tu región)</text:p>
      <text:p text:style-name="P14">Rasgos: Meidano, Humanoide</text:p>
      <text:p text:style-name="P14"/>
      <text:p text:style-name="P14">Ojos Afilados</text:p>
      <text:p text:style-name="P14">Tu vista es aguda, permitiendote darte cuenta de pequeños detalles acerca de criaturas escondidas o incluso invisibles que otros podrían ignorar. Ganas un bonificador de circunstancia +2 cuando usas la acción Buscar para encontrar criaturas escondidas o indetectadas que se encuentren hasta 30 pies de ti (9 metros). Cuando un oponente que está oculto o escondido es objetivo tuyo, reduces el CD de la tirada llana a 3 para un oponente oculto y a 9 para uno escondido.</text:p>
      <text:h text:style-name="P27" text:outline-level="2">Descripción Física</text:h>
      <text:p text:style-name="P14">Los medianos son humanoides cortos que se ven vagamente como humanos más pequeños. Raramente crecen más de 3 pies de altura (1 metro). Las proporciones medianas varian, algunos se ven como humanos adultos más bajos con cabezas ligeramente más grandes mientras que otros poseen proporciones más cercanas a las de un niño humano.</text:p>
      <text:p text:style-name="P14">Muchos medianos prefieren caminar descalzos en vez de usar zapatos, y los que siguen esta practica suelen desarrollar eventualmente duras y callosas plantas del pie. Mechones de grueso, y comunmente rizado, pelo abrigan los empeines de sus anchos y bronceados pies. Los tonos de piel de los medianos tienden a ricos colores pardos como el ambar o roble, y su pelo varía entre dorado claro a negro cuervo.</text:p>
      <text:p text:style-name="P14">Los medianos alcanzan la adultez física al rededor de los 20 años. Un típico mediano puede vivir hasta los 150 años.</text:p>
      <text:h text:style-name="P27" text:outline-level="2">Sociedad</text:h>
      <text:p text:style-name="P14">A pesar de su naturaleza jovial y amigable, los medianos no tienden a congregarse. No tienen ninguna tierra natal cultural en la región del Mar Interior, en cambio se entrelazan por las sociedades por todo el mundo. Los medianos se ganan la vida como puedan, muchos trabajando en labores menores o de servicio simple. Algunos medianos rechazan la vida de ciudad, yendo en cambio a la carretera y viajando de lugar en lugar en búsqueda de fama y fortuna. Estos medianos <text:soft-page-break/>nómadas suelen viajar en grupos pequeños, compartiendo dificultades y placeres simples en la compañía de amigos cercanos y familia.</text:p>
      <text:p text:style-name="P14">A donde sea que vayan los medianos, se adaptan sin problemas a la sociedad en la que se encuentren, ajustándose a la cultura del linaje predominante a su alrededor y sumándole sus propios toques medianos, creando una mezcla de difusión cultural que enriquece a ambas culturas.</text:p>
      <text:h text:style-name="P27" text:outline-level="2">Alineamiento y Religión</text:h>
      <text:p text:style-name="P14">Los medianos son leales a sus amigos y familia, pero no tienen miedo de hacer lo que necesario para poder sobrevivir. Los alineamientos de los medianos varía, tipicamente manteniendose muy cercano al alineamiento de otros linajes por donde viven. Los medianos prefieren dioses que otorguen suerte, como Desna; fomenten el engaño, como Norgorber; y muchos aprecian el rol de Cayden Caylean como liberador; como también cualquier otra religión común donde vivan.</text:p>
      <text:h text:style-name="P27" text:outline-level="2">Nombres</text:h>
      <text:p text:style-name="P14">Los nombres medianos usualmente tienen dos o tres silabas, con un sonido gentil que evita consonantes fuertes. Prefiriendo nombres que suenen humildes, los medianos ven los nombres excesivamente largos o complejos como un signo de arrogancia. Esto solo se aplica a su propia gente, sin embargo – los medianos tienen nombres que les agradan, y entienden que los elfos y humanos pueden tener nombres más largos que se ajusten más a sus propias estéticas. Los humanos en particular tienen una tendencia a referirse a los medianos con apodos, siendo “Suertudo” tan común que llega a ser absurdo.</text:p>
      <text:h text:style-name="P29" text:outline-level="3">Ejemplos</text:h>
      <text:p text:style-name="P14"><text:s/>Anafa, Antal, Bellis, Boram, Etune, Filiu, Jamir, Kaleb, Marra, Miro, Rillka, Sistra, Sumak, Yamyra</text:p>
      <text:h text:style-name="P27" text:outline-level="2">Herencias </text:h>
      <text:p text:style-name="P14">Viviendo repartidos por el mundo, los medianos de diferentes herencias pueden aparecer en regiones muy distantes a donde sus ancestros vivieron. Escoge una de las siguientes herencias medianas a nivel 1.</text:p>
      <text:h text:style-name="Heading_20_3" text:outline-level="3">Mediano Desafiante</text:h>
      <text:p text:style-name="P4">Tu linea familiar es conocida por mantener la cabeza fría y evitar sentir miedo cuando todas las fichas ya fueron jugadas, transformandolos en sabios lideres e incluso a veces en heroes. Cuando logres un éxito en una tirada de salvación contra un efecto de emoción, obtienes en cambio un éxito crítico.</text:p>
      <text:h text:style-name="Heading_20_3" text:outline-level="3">Mediano Altozano</text:h>
      <text:p text:style-name="P4">Acostumbrado a una tranquila vida en las colinas, tu gente encuentra el descanso y la relajación especialmente reponedores, particularmente cuando se permiten tener confort <text:soft-page-break/>pleno. Cuando ganas Puntos de Golpe por descansar, agrega tu nevel a los Puntos de Golpe recuperados. Cuando alguien use la habilidad de Medicina para Tratar tus Heridas, puedes comer un tentempié para agregar tu nivel a los Puntos de Golpe que ganas por dicho tratamiento.</text:p>
      <text:h text:style-name="Heading_20_3" text:outline-level="3">Mediano Nomada</text:h>
      <text:p text:style-name="P4">Tus ancestros han viajado de lugar en lugar por generaciones, nunca contentos con asentarse. Ganas dos lenguajes adicionales a tu elección, escogidos entre los comúnes e infrecuentes a los que tengas acceso, y cada vez que tomas la dote Multilingual, ganas otro nuevo idioma.</text:p>
      <text:h text:style-name="Heading_20_3" text:outline-level="3">Mediano del Crepusculo</text:h>
      <text:p text:style-name="P4">Tus ancestros realizaron muchos actos secretos bajo el ocultador velo del crepusculo, haya sido para el bien o no, y a lo largo del tiempo desarrollaron la habilidad de poder ver en la penumbra más allá de lo que la aguda vista mediana suele permitir. Ganas visión en poca luz.</text:p>
      <text:h text:style-name="Heading_20_3" text:outline-level="3">Mediano del Bosque Nativo</text:h>
      <text:p text:style-name="P4">Provienes de lo profundo de la jungla o bosque, y has aprendido como usar tu reducido tamaño para escabullirte en el sotobosque, matorrales y otros obstaculos. Ignoras terreno dificil causado por arboles, follaje y sotobosque. </text:p>
      <text:h text:style-name="P28" text:outline-level="2">Aventureros Medianos</text:h>
      <text:p text:style-name="P16">La pasión por viajar innata de los medianos y su naturaleza oportunista hace a los medianos aventureros ideales. Muchos soportarán sus actitudes vivaces a cambio de los talentos naturales que proveen y por la superstición popular de que viajar con un mediano es de buena suerte.</text:p>
      <text:p text:style-name="P16">Trasfondos típicos para un mediano incluyen acróbata, criminal, emisario, artista de entretenimiento y niño de la calle. Los medianos son grandes clérigos y pícaros, aunque muchos también se hacen monjes o exploradores.</text:p>
      <text:h text:style-name="P25" text:outline-level="1">Humano</text:h>
      <text:p text:style-name="P11"><text:span text:style-name="T1">Fuente </text:span><text:span text:style-name="T11">Core Rulebook pg. 54</text:span></text:p>
      <text:h text:style-name="Heading_20_2" text:outline-level="2">Descripción General</text:h>
      <text:p text:style-name="P6">Tan impredecibles y variados como cualquier otro habitante de Golarion, los humanos tienen un excepcional empuje y capacidad para resistir y expandirse. Si bien muchas civilizaciones han prosperado antes que la humanidad se hiciera prominente, los humanos han construído una de las más grandes y más terribles sociedades a través del curso de la historia, y hoy en día son la gente más populosa en los reinos alrededor del Mar Interior.</text:p>
      <text:p text:style-name="P2"/>
      <text:p text:style-name="P7">La ambición, versatilidad y potencial excepcional de los humanos los ha llevado a alcanzar el estatus de la ascendencia predominante en el mundo. Los imperios y naciones son vastos y sus ciudadanos esculpen sus nombres para la posteridad con la fuerza de sus armas o el poder de sus hechizos. La humanidad es diversa y tumultuosa, abarcando una amplia gama desde lo nómada a lo imperial, siniestro a santo. Mucha de ella sale a explorar, a mapear la extensión del multiverso, a buscar tesoros perdidos, o a liderar increíbles ejércitos para conquistar a sus vecinos - por razones no mucho mejores que porque pueden.</text:p>
      <text:p text:style-name="P2"/>
      <text:p text:style-name="P7">Si quieres un personaje que puede ser prácticamente cualquier cosa, podrías jugar como un humano.</text:p>
      <text:p text:style-name="P2"/>
      <text:p text:style-name="P7">Puede que…</text:p>
      <text:list xml:id="list31223910" text:continue-list="list31225720" text:style-name="L1">
        <text:list-item>
          <text:p text:style-name="P38">Busques grandeza, ya sea para ti mismo o para una causa.</text:p>
        </text:list-item>
        <text:list-item>
          <text:p text:style-name="P38">Busques entender tu propósito en el mundo.</text:p>
        </text:list-item>
        <text:list-item>
          <text:p text:style-name="P38">Aprecies tus relaciones con la familia y amigos.</text:p>
        </text:list-item>
      </text:list>
      <text:p text:style-name="P7">Otros probablemente…</text:p>
      <text:list xml:id="list31245913" text:continue-list="list84433976690967847" text:style-name="L2">
        <text:list-item>
          <text:p text:style-name="P39">Respetan tu flexibilidad, tu adaptabilidad, y - en la mayoría de los casos - tu apertura de mente.</text:p>
        </text:list-item>
        <text:list-item>
          <text:p text:style-name="P39">Desconfían de tus intenciones, temiendo que solo buscas poder o riquezas.</text:p>
        </text:list-item>
        <text:list-item>
          <text:p text:style-name="P39">No están seguros de qué esperar de ti y dudan al intentar asumir tus intenciones.</text:p>
        </text:list-item>
      </text:list>
      <text:h text:style-name="P22" text:outline-level="2"/>
      <text:h text:style-name="P23" text:outline-level="2">Datos Técnicos</text:h>
      <text:p text:style-name="P7">Puntos de golpe: 8</text:p>
      <text:p text:style-name="P7">Tamaño: Medio</text:p>
      <text:p text:style-name="P7">Velocidad: 25 pies</text:p>
      <text:p text:style-name="P7">Incremento de Característica: Dos incrementos de característica a libre elección</text:p>
      <text:p text:style-name="P7">Idiomas: Común</text:p>
      <text:p text:style-name="P7">Idiomas adicionales: Igual a tu modificador de inteligencia (de ser positivo). Estos pueden ser de la lista de idiomas comunes y de cualquier idioma al que puedas tener acceso (como los prevalentes en tu región)</text:p>
      <text:p text:style-name="P7">Rasgos: Humano, Humanoide</text:p>
      <text:h text:style-name="Heading_20_2" text:outline-level="2">Descripción Física</text:h>
      <text:p text:style-name="P7">Las características físicas humanas son tan variadas como los climas del mundo. Los humanos tienen una amplia variedad de tonos de piel y pelo, contextura corporal, y rasgos faciales. Generalmente hablando, su piel es más oscura dependiendo de cuan cerca ellos o sus ancestros se encontraron al ecuador.</text:p>
      <text:p text:style-name="P2"/>
      <text:p text:style-name="P7">Los humanos alcanzan la adultez a los 15, aunque la madurez mental se demore un par de años más. Un humano típico puede vivir hasta cerca de los 90 años. Los humanos suelen casarse con gente de otros linajes, concibiendo progenie con los rasgos de ambos padres. Los más notables entre los semi humanos son los semi elfos y los semi orcos.</text:p>
      <text:h text:style-name="Heading_20_2" text:outline-level="2">Sociedad</text:h>
      <text:p text:style-name="P7">La variedad humana se manifiesta en sus gobiernos, actitudes, y normas sociales. Si bien las culturas humanas más antiguas datan de hace miles de años en el pasado, cuando se compara con las sociedades élficas o enanas, las civilizaciones humanas se ven solo como un estado en el constante flujo mientras que los imperios se fragmentan y nuevos reinos subsumen a los anteriores.</text:p>
      <text:h text:style-name="Heading_20_2" text:outline-level="2">Alineamiento y Religión</text:h>
      <text:p text:style-name="P7">La humanidad es quizás la ascendencia más heterogénea de todas, con la capacidad de gran maldad y bondad sin límites. Algunos humanos se juntan en vastas hordas iracundas, mientras que otros construyen ciudades en expansión. Si se consideran como un todo, muchos humanos son neutrales, no obstante tienden a congregarse en naciones o comunidades de un alineamiento parecido, o por lo menos con una tendencia a cierto alineamiento. Los humanos también veneran una amplia gama de dioses y practican diferentes religiones, tendiendo a buscar el favor de cualquier ser divino que encuentren.</text:p>
      <text:h text:style-name="Heading_20_2" text:outline-level="2"><text:soft-page-break/>Nombres</text:h>
      <text:p text:style-name="P7">A diferencia de muchas culturas ancestrales, las cuales generalmente tienen se ciernen a tradiciones específicas e historias en común, la diversidad humana ha dado fruto a un casi infinito conjunto de nombres. Los humanos de las tribus del norte tienen diferentes nombres de los que habitan las naciones estado del sur. En la mayor parte del mundo, los humanos hablan Común (Sin embargo, algunos continentes en Golarion tienen su propio idioma regional común), no obstante, sus nombres tan variados como sus creencias y apariencias.</text:p>
      <text:h text:style-name="Heading_20_2" text:outline-level="2">Etnias</text:h>
      <text:p text:style-name="P7">Una variedad de grupos étnicos humanos - muchos de ellos con orígenes en tierras distantes - populan los continentes bordeando el Mar Interior de Golarion. Los personajes humanos pueden ser de cualquiera de estas etnias, independiente de a qué tierra llamen hogar.</text:p>
      <text:h text:style-name="P19" text:outline-level="3">Garundi</text:h>
      <text:p text:style-name="P7">Los Garundi abarcan las naciones del norte de Garund a lo largo de las costas del Mar Interior, y sus clanes son conocidos por su fuerza y empatía, tratando a sus vecinos con compasión y respeto. Sus tonos de piel suelen variar entre café oscuro a beige, y suelen ser de gran estatura, anchos hombros, y pómulos altos.</text:p>
      <text:p text:style-name="P7">Acceso a idioma: Osiriani.</text:p>
      <text:h text:style-name="P19" text:outline-level="3">Keleshita</text:h>
      <text:p text:style-name="P7">Datando sus orígenes al imperio Keleshita en los desiertos del este, los Keleshitas suelen tener pelo negro, ojos marrón, y piel de castaño oscuro a frío. Su cultura se enorgullece en el legado del imperio, valorando la audacia, astucia, y lujos. Sus ropas suelen incorporar telas fluidas, tocados, y turbantes.</text:p>
      <text:p text:style-name="P7">Acceso a idioma: Kelish.</text:p>
      <text:h text:style-name="P19" text:outline-level="3">Kellid</text:h>
      <text:p text:style-name="P7">En las montañas y estepas de Avistan norte, los Kellid viven arduas vidas sobreviviendo a las amenazas de sus alrededores, cuidándose de la magia y confiando en habilidad y fuerza para cazar y pelear. Típicamente son personas musculares de pelo oscuro, bronceados y con ojos que habitualmente son negros, azules, o grises.</text:p>
      <text:p text:style-name="P7">Acceso a idioma: Hallit.</text:p>
      <text:h text:style-name="P19" text:outline-level="3">Mwangi</text:h>
      <text:p text:style-name="P7">A través del vasto continente de Garund, desde los parches deserticos en el norte de las densas junglas de la extensión Mwangi, la gente Mwangi está dividida en cuatro subgrupos diversos: <text:soft-page-break/>Bekyar, Bonuwat, Mauxi y Zenj. La piel de los Mwangi varía desde negro a café oscuro a ocre, y tienen pelo negro o castaño oscuro.</text:p>
      <text:p text:style-name="P7">Acceso a idioma: Mwangi.</text:p>
      <text:h text:style-name="P19" text:outline-level="3">Nidalés</text:h>
      <text:p text:style-name="P7">El Nidales proviene de una cultura que logró escapar la destrucción durante la Caída, momento en el que una tromba de meteoroides trincharon el Mar Interior. Los antiguos Nidaleses juraron lealtad a un malvado dios oscuro para obtener salvación, y el toque de Zon-Kuthon ha marcado a esta gente desde entonces. Los Nidaleses tienden a tonos de piel gris o ceniza, con pelos blancos, grisos o negros.</text:p>
      <text:p text:style-name="P7">Acceso a idioma: Lenguaoscura.</text:p>
      <text:h text:style-name="P19" text:outline-level="3">Shoanti</text:h>
      <text:p text:style-name="P7">Los clanes Shoanti, llamados quahs, fueron expulsados hace mucho tiempo del territorio frondoso de la nación de Varisia hacia los duros terrenos baldíos de la Meseta Storval. Fieles y tenaces, se mantienen juramentados a alguna vez recobrar lo que perdieron. Sus tonos de piel típicamente varían entre sepia a rojizo, y miembros quah pueden ser fácilmente identificados por sus cabezas rapadas y tatuajes tradicionales.</text:p>
      <text:p text:style-name="P7">Acceso a idioma: Shoanti.</text:p>
      <text:h text:style-name="P19" text:outline-level="3">Taldana</text:h>
      <text:p text:style-name="P7">Artesanos, academicos y soldados de renombre, los Taldanos han ploriferado por Avistan, pues el imperio de Taldor alguna vez cubrió casi la mitad del continente norte. Los Taldanos con frecuencia tienen pelo castaño, piel desde blanco pálido a bronce profundo, y ojos verdes, grises o ambar. Su idioma nativo, el Taldano, es tan conocido que también se le llama Común.</text:p>
      <text:h text:style-name="P19" text:outline-level="3">Tian</text:h>
      <text:p text:style-name="P7">Con pocos números en la región del Mar Interior, los Tian originalmente provienen de la miríada de naciones de Tian Xia, un continente encontrado en el lado opuesto del mundo. Tipicamente tienen pelo oscuro, y su tipo de cuerpo, tonos de piel y ojo varian de gran manera, pues “Tian” es en realidad un termino general para describir varias etnias.</text:p>
      <text:p text:style-name="P7">Acceso a idioma: Tian.</text:p>
      <text:h text:style-name="P19" text:outline-level="3">Ulfen</text:h>
      <text:p text:style-name="P7">Los saqueadores costeros de los clanes Ulfen son hábiles marineros y guardaespaldas. Suelen ser altos, con piel yendo desde lo pálido hasta lo rubicundo, y con cabellos rubios, castaño claro, o rojo. Típicamente son orgullosos de sus apariencias, adornandose con pieles, cuernos y marfil.</text:p>
      <text:p text:style-name="P7">Acceso a idioma: Skald.</text:p>
      <text:h text:style-name="P19" text:outline-level="3"><text:soft-page-break/>Varisiana</text:h>
      <text:p text:style-name="P7">Historicamente, los Varisianos han favorecido la vida nomádica de las itinerantes caravanas, pero hoy muchos llevan una vida asentada en lugares como Ustalav y tierra homónima. Sus tonos de piel tipicamente varían entre beige rojizo a khaki. Tienen una amplia variedad de colores de pelo como platino, rojo o castaño, y sus grandes y expresivos ojos tienden a colores incluso más raros como violeta y dorado.</text:p>
      <text:p text:style-name="P7">Acceso a idioma: Varisiano.</text:p>
      <text:h text:style-name="P19" text:outline-level="3">Vudrani</text:h>
      <text:p text:style-name="P7">Aunque el imperio de Vudra está lejos hacia el este, tiene una posición establecida en el Mar Interior en la isla de Jalmeray. El tener una extendida creencia en la reencarnación hace que tener una dedicación en la mejora personal sea el sello de la cultura Vudrani. Los Vudrani tipicamente tienen ojos oscuros y tonos de piel que van también desde lo oscuro hasta lo rojizo. Sus cabellos suelen ser negros y varían en grosor y textura. Los piercings, joyería y maquillaje son adornos comunes entre los Vudrani.</text:p>
      <text:p text:style-name="P7">Acceso a idioma: Vudrani.</text:p>
      <text:h text:style-name="P23" text:outline-level="2">Mestizos</text:h>
      <text:h text:style-name="P19" text:outline-level="3">Semi Elfos</text:h>
      <text:p text:style-name="P7">Un semi elfo nace de la cruza entre un elfo y un humano, o dos semi elfos. La vida de un semi elfo puede ser difícil, a menudo marcada por complicaciones por encajar. Los semi elfos no tienen su propio hogar en Golarion, y los poblados de semi elfos no se están particularmente unidos entre sí pues suelen tener tradiciones humanas o elfícas dispares. En cambio, gran parte de los semi elfos intentan buscar aceptación en poblados humanos o elfos.</text:p>
      <text:p text:style-name="P7">Los semi elfos suelen verse aparentemente humanos, con orejas puntiagudas sutiles y estatura por sobre los humanos pura sangre. Los semi elfos carecen de los ojos casi alienígenas de su legado elfico, aunque siguen teniendo una presencia innata – y a veces una belleza llamativa – que los lleva a ser artistas. A pesar de este atractivo innato, a muchos semi elfos les cuesta formar lazos duraderos tanto con humanos como elfos debido a la distancia que sienten a ambos linajes.</text:p>
      <text:p text:style-name="P7">Los semi elfos viven más que los humanos, comunmente llegando a vivir unos 150 años. Esto causa que muchos de ellos teman tener amistades o romances con humanos, sabiendo que probablemente seguirán viviendo mucho después que sus compañeros.</text:p>
      <text:p text:style-name="P7"/>
      <text:p text:style-name="P7">Jugando un Semi Elfo</text:p>
      <text:p text:style-name="P7">Puedes crear un personaje semi elfo seleccionando la herencia semi elfo a nivel 1. Esto te da acceso a dotes de elfo y semi elfo además de dotes de linaje humano.</text:p>
      <text:p text:style-name="P7"/>
      <text:p text:style-name="P7">Puede que...</text:p>
      <text:list xml:id="list31248448" text:continue-list="list31223910" text:style-name="L1">
        <text:list-item>
          <text:p text:style-name="P38">Seas reservado y que encuentres difícil formar lazos cercanos con otros.</text:p>
        </text:list-item>
        <text:list-item>
          <text:p text:style-name="P38">Te adhieras o rechaces fuertemente uno de tus dos linajes.</text:p>
        </text:list-item>
        <text:list-item>
          <text:p text:style-name="P38">Te identifiques con otras personas de linajes mixtos.</text:p>
        </text:list-item>
      </text:list>
      <text:p text:style-name="P12"/>
      <text:p text:style-name="P12">Otros probablemente...</text:p>
      <text:list xml:id="list31253890" text:continue-numbering="true" text:style-name="L1">
        <text:list-item>
          <text:p text:style-name="P38">Te encuentren más atractivo que otros humanos y más accesible que otros elfos.</text:p>
        </text:list-item>
        <text:list-item>
          <text:p text:style-name="P38">Ignoren tu etnia y cultura humana, y solo consideren tu herencia elfica.</text:p>
        </text:list-item>
        <text:list-item>
          <text:p text:style-name="P38">Subestimen los desafíos de estar atrapado en medio de dos culturas.</text:p>
        </text:list-item>
      </text:list>
      <text:h text:style-name="P20" text:outline-level="3">Semi Orcos</text:h>
      <text:p text:style-name="P12">Un semi orco es el descendiente de un humano y un orco, o de dos semi orcos. Debido a que algunos intolerantes ven a los orcos más como monstruos que como personas, se les suele temer u odiar a los semi orcos simplemente por su linaje. Esto comúnmente empuja a los semi orcos a los margenes de la sociedad, donde algunos encuentran trabajo como mano de obra o de mercenarios, mientras que otros caen en el crimen y la crueldad. Los que no soportan las humillaciones lanzadas a ellos por la sociedad humana encuentran un hogar entre sus parientes orcos o viajan a zonas silvestres para vivir en paz, apartados del juicio de la sociedad.</text:p>
      <text:p text:style-name="P12">Los humanos suelen asumir que los semi orcos son atolondrados e incivilizados, por lo que los semi orcos pocas veces encuentran aceptación en sociedades donde existe mucha de esta gente. Para una tribu orca, un semi orco es considerado lo suficientemente inteligente para ser un buen líder de guerra, pero más debil fisicamente que otros orcos. Por lo tanto, muchos semi orcos terminan teniendo un estatus bajo entre las tribus orcas a menos que puedan probar su fuerza.</text:p>
      <text:p text:style-name="P12">Un semi orco tiene una esperanza de vida menor a otros humanos, viviendo hasta alrededor de unos 70 años.</text:p>
      <text:p text:style-name="P12"/>
      <text:p text:style-name="P7">Jugando un Semi Orco</text:p>
      <text:p text:style-name="P12">Puedes crear un personaje semi orco seleccionando la herencia semi orco a nivel 1. Esto te da acceso a dotes de orco y semi orco además de dotes de linaje humano.</text:p>
      <text:p text:style-name="P12"/>
      <text:p text:style-name="P7">Puede que...</text:p>
      <text:list xml:id="list31246943" text:continue-numbering="true" text:style-name="L1">
        <text:list-item>
          <text:p text:style-name="P38">Ignores, te adhieras o activamente le lleves la contra a estereotipos acerca de los semi orcos.</text:p>
        </text:list-item>
        <text:list-item>
          <text:p text:style-name="P38">Aproveches al máximo tu tamaño y fuerza, ya sea física o socialmente.</text:p>
        </text:list-item>
        <text:list-item>
          <text:p text:style-name="P38">Mantengas tu distancia de la gente de la mayoría de otros linajes, en caso de que te traten injustamente solo por tus ancestros orcos.</text:p>
        </text:list-item>
      </text:list>
      <text:p text:style-name="P12"/>
      <text:p text:style-name="P12">Otros probablemente...</text:p>
      <text:list xml:id="list31241629" text:continue-numbering="true" text:style-name="L1">
        <text:list-item>
          <text:p text:style-name="P38">Asuman que adoras y sobresales en la lucha pero que no estás inclinado a actividades mágicas o intelectuales.</text:p>
        </text:list-item>
        <text:list-item>
          <text:p text:style-name="P38">Te tienen compasión por las circunstancias trágicas que asumen estuvieron involucradas en tu nacimiento.</text:p>
        </text:list-item>
        <text:list-item>
          <text:p text:style-name="P38">Se apartan de ti y ceden terreno en vez de enfrentar tu ira.</text:p>
        </text:list-item>
      </text:list>
      <text:h text:style-name="P21" text:outline-level="3">Otros mestizos</text:h>
      <text:p text:style-name="P12">Por defecto, los semi elfos y semi orcos descienden de humanos, pero tu DJ puede permitirte ser hijo de una mezcla distinta a esta. En estos casos, el DJ puede permitirte elegir la herencia semi elfa o semi orca como la herencia de otro linaje. Probablemente, el otro padre de un semi elfo sea un gnomo o un mediano, y el de un semi orco sea un goblin, mediano o enano.<text:span text:style-name="T12">Herencia</text:span></text:p>
      <text:p text:style-name="P7">A diferencia de otros linajes, los humanos no tienen diferencias fisiológicas significativas definidas por su linaje. En cambio, sus legados revelan o bien su potencial como persona o reflejan la herencia de múltiples linajes. Escoge una de las siguientes herencias a nivel 1.</text:p>
      <text:h text:style-name="Heading_20_2" text:outline-level="2">Herencias Humanas</text:h>
      <text:p text:style-name="P7"><text:s/>A diferencia de otros linajes, los humanos no tienen diferencias fisiológicas significativas definidas por su linaje. En cambio, sus herencias revelan ya sea un potencial como personas o reflejen legados de múltiples linajes. Elige una de las siguientes herencias humanas a nivel 1.</text:p>
      <text:h text:style-name="P19" text:outline-level="3">Semi Elfo</text:h>
      <text:p text:style-name="P7">Uno de tus padres es un elfo o que uno o ambos es semi elfo. Tienes orejas puntiagudas y otros signos visibles que demuestran tu linaje elfo. Ganas el rasgo elfo y visión en luz tenue. Además, puedes seleccionar dotes elfas, semi elfas o humanas cuando ganes dotes de linaje.</text:p>
      <text:h text:style-name="P19" text:outline-level="3">Semi Orco</text:h>
      <text:p text:style-name="P7">Uno de tus padres fue un orco, o uno o ambos un semi orco. Tienes un matiz verdoso de piel y otros indicadores claros de tu linaje orco. Ganas el rasgo orco y visión en luz tenue. Además, puedes seleccionar dotes orcas, semi orcas o humanas cuando ganes dores de linaje.</text:p>
      <text:h text:style-name="P19" text:outline-level="3">Herencia Habilidosa</text:h>
      <text:p text:style-name="P7">Tu ingenio te permite entrenar en una amplia variedad de habilidades. Te vuelves entrenado en una habilidad de tu elección. A nivel 5, te vuelves experto en esa habilidad.</text:p>
      <text:h text:style-name="P19" text:outline-level="3">Herencia Versátil</text:h>
      <text:p text:style-name="P7">La versatilidad y ambición humana ha impulsado a tu ascendencia para ser la más común en las naciones de todo el mundo. Selecciona una dote general de tu elección para la cual cumplas sus requisitos (al igual que con tu dote de ascendencia, puedes seleccionar esta dote en cualquier punto de la creación de tu persona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40M48S</meta:editing-duration>
    <meta:editing-cycles>22</meta:editing-cycles>
    <meta:generator>OpenOffice/4.1.7$Win32 OpenOffice.org_project/417m1$Build-9800</meta:generator>
    <dc:date>2020-08-31T11:02:10.02</dc:date>
    <dc:creator>Felipe Torrico Ramos</dc:creator>
    <meta:document-statistic meta:table-count="0" meta:image-count="0" meta:object-count="0" meta:page-count="32" meta:paragraph-count="489" meta:word-count="10070" meta:character-count="61620"/>
    <meta:user-defined meta:name="Info 1"/>
    <meta:user-defined meta:name="Info 2"/>
    <meta:user-defined meta:name="Info 3"/>
    <meta:user-defined meta:name="Info 4"/>
  </office:meta>
</office:document-meta>
</file>